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jp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jpg" manifest:media-type="image/jpeg"/>
  <manifest:file-entry manifest:full-path="media/image8.png" manifest:media-type="image/pn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710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ext" style:name="a121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12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1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12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19">
      <style:table-row-properties style:row-height="0.78898in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1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graphic" style:name="a72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22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3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paragraph" style:name="a729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2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ext" style:name="a122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8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1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0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paragraph" style:name="a7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3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graphic" style:name="a73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3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12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3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740" style:parent-style-name="Graphics">
      <style:graphic-properties draw:fill="none" draw:stroke="non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100%" fo:text-align="righ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100%" fo:text-align="righ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0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graphic" style:name="a7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able-cell" style:name="a12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747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3">
      <style:paragraph-properties fo:line-height="100%" fo:text-align="righ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7">
      <style:paragraph-properties fo:line-height="100%" fo:text-align="righ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249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drawing-page" style:name="a4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4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47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476">
      <style:paragraph-properties fo:line-height="15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1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6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100%" fo:text-align="righ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righ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6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768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1263">
      <style:table-properties style:writing-mode="lr-tb"/>
    </style:style>
    <style:style style:family="text" style:name="a76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olumn" style:name="a1264">
      <style:table-column-properties style:column-width="2.44567in"/>
    </style:style>
    <style:style style:family="table-column" style:name="a1265">
      <style:table-column-properties style:column-width="2.44606in"/>
    </style:style>
    <style:style style:family="table-column" style:name="a1266">
      <style:table-column-properties style:column-width="2.44606in"/>
    </style:style>
    <style:style style:family="table-column" style:name="a1267">
      <style:table-column-properties style:column-width="2.44528in"/>
    </style:style>
    <style:style style:family="table-row" style:name="a1268">
      <style:table-row-properties style:row-height="0.15197in"/>
    </style:style>
    <style:style style:family="text" style:name="a126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0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4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5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7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77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7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779" style:parent-style-name="Graphics">
      <style:graphic-properties draw:fill="none" fo:clip="rect(0.49134in, 0.28155in, 0.91416in, 0in)" draw:stroke="none" draw:luminance="0%" draw:contrast="0%" draw:image-opacity="100%"/>
    </style:style>
    <style:style style:family="paragraph" style:name="a1274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12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7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12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7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3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100%" fo:text-align="righ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4">
      <style:paragraph-properties fo:line-height="100%" fo:text-align="righ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80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presentation" style:name="a786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table-cell" style:name="a12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7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row" style:name="a1282">
      <style:table-row-properties style:row-height="0.79685in"/>
    </style:style>
    <style:style style:family="drawing-page" style:name="a7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drawing-page" style:name="a7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84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ext" style:name="a128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12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8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6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2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90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paragraph" style:name="a1300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paragraph" style:name="a8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2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graphic" style:name="a79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able-cell" style:name="a13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1305">
      <style:table-row-properties style:row-height="0.78701in"/>
    </style:style>
    <style:style style:family="text" style:name="a129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7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07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ext" style:name="a129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798" style:parent-style-name="Graphics">
      <style:graphic-properties draw:fill="none" fo:clip="rect(0in, 0in, 0in, 0in)" draw:stroke="none" draw:luminance="0%" draw:contrast="0%" draw:image-opacity="100%"/>
    </style:style>
    <style:style style:family="text" style:name="a130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ext" style:name="a79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9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12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9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ext" style:name="a129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righ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righ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able-cell" style:name="a13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righ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2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graphic" style:name="a8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13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1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42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54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4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1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0">
      <style:paragraph-properties fo:line-height="100%" fo:text-align="righ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2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resentation" style:name="a8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826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132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3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graphic" style:name="a8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able-cell" style:name="a13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2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13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28">
      <style:table-row-properties style:row-height="0.78701in"/>
    </style:style>
    <style:style style:family="text" style:name="a132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5">
      <style:paragraph-properties fo:line-height="100%" fo:text-align="righ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9">
      <style:paragraph-properties fo:line-height="100%" fo:text-align="righ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3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0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paragraph" style:name="a8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2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paragraph" style:name="a8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ext" style:name="a133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61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resentation" style:name="a10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8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42" style:parent-style-name="Graphics">
      <style:graphic-properties draw:fill="none" fo:clip="rect(0in, 0in, 0in, 0in)" draw:stroke="none" draw:luminance="0%" draw:contrast="0%" draw:image-opacity="100%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4">
      <style:paragraph-properties fo:line-height="100%" fo:text-align="righ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3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righ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2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graphic" style:name="a8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4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849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text" style:name="a134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13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4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07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7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72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07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6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53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85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able-row" style:name="a1351">
      <style:table-row-properties style:row-height="0.78701in"/>
    </style:style>
    <style:style style:family="text" style:name="a857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3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ext" style:name="a85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13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5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ext" style:name="a135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100%" fo:text-align="righ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1085">
      <style:table-properties style:writing-mode="lr-tb"/>
    </style:style>
    <style:style style:family="table-column" style:name="a1086">
      <style:table-column-properties style:column-width="2.44567in"/>
    </style:style>
    <style:style style:family="table-column" style:name="a1087">
      <style:table-column-properties style:column-width="2.44606in"/>
    </style:style>
    <style:style style:family="table-column" style:name="a1088">
      <style:table-column-properties style:column-width="2.44606in"/>
    </style:style>
    <style:style style:family="paragraph" style:name="a860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089">
      <style:table-column-properties style:column-width="2.44528in"/>
    </style:style>
    <style:style style:family="graphic" style:name="a8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2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graphic" style:name="a86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able-cell" style:name="a13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ext" style:name="a136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ext" style:name="a60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1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60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1">
      <style:paragraph-properties fo:line-height="100%" fo:text-align="righ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2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able-cell" style:name="a11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93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table-row" style:name="a1104">
      <style:table-row-properties style:row-height="0.01in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row" style:name="a1090">
      <style:table-row-properties style:row-height="0.15197in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drawing-page" style:name="a5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06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paragraph" style:name="a1092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graphic" style:name="a597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110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ext" style:name="a59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0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599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9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10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76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paragraph" style:name="a878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5">
      <style:paragraph-properties fo:line-height="100%" fo:text-align="righ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8">
      <style:paragraph-properties fo:line-height="100%" fo:text-align="righ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61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111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61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1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11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1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ext" style:name="a111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0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0">
      <style:graphic-properties draw:fill="none" draw:stroke="solid" svg:stroke-width="0in" svg:stroke-color="#000000" draw:marker-end="a619" svg:stroke-opacity="100%" draw:stroke-linejoin="miter" svg:stroke-linecap="butt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25">
      <style:graphic-properties draw:fill="none" draw:stroke="solid" svg:stroke-width="0in" svg:stroke-color="#000000" draw:marker-end="a624" svg:stroke-opacity="100%" draw:stroke-linejoin="miter" svg:stroke-linecap="butt"/>
    </style:style>
    <style:style style:family="text" style:name="a112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2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graphic" style:name="a62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able-cell" style:name="a11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2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11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27">
      <style:table-row-properties style:row-height="0.78701in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0">
      <style:graphic-properties draw:fill="none" draw:stroke="solid" svg:stroke-width="0in" svg:stroke-color="#000000" draw:marker-end="a629" svg:stroke-opacity="100%" draw:stroke-linejoin="miter" svg:stroke-linecap="butt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graphic" style:name="a637">
      <style:graphic-properties fo:wrap-option="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draw:marker-end="a636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able-cell" style:name="a11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4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ext" style:name="a113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8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11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64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141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64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4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11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4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graphic" style:name="a92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able-cell" style:name="a11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100%" fo:text-align="righ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6">
      <style:paragraph-properties fo:line-height="100%" fo:text-align="righ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928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resentation" style:name="a9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1">
      <style:graphic-properties draw:fill="none" draw:stroke="solid" svg:stroke-width="0in" svg:stroke-color="#000000" draw:marker-end="a650" svg:stroke-opacity="100%" draw:stroke-linejoin="miter" svg:stroke-linecap="butt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able-row" style:name="a1150">
      <style:table-row-properties style:row-height="0.78701in"/>
    </style:style>
    <style:style style:family="graphic" style:name="a656">
      <style:graphic-properties draw:fill="none" draw:stroke="solid" svg:stroke-width="0in" svg:stroke-color="#000000" draw:marker-end="a655" svg:stroke-opacity="100%" draw:stroke-linejoin="miter" svg:stroke-linecap="butt"/>
    </style:style>
    <style:style style:family="text" style:name="a115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2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paragraph" style:name="a658">
      <style:paragraph-properties fo:line-height="100%" fo:text-align="righ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6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4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11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5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drawing-page" style:name="a9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drawing-page" style:name="a9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932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93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7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9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righ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663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resentation" style:name="a6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drawing-page" style:name="a6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61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graphic" style:name="a667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able-cell" style:name="a11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4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ext" style:name="a116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9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68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1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67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2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4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7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1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paragraph" style:name="a6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1173">
      <style:table-row-properties style:row-height="0.78701in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ext" style:name="a117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graphic" style:name="a95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able-cell" style:name="a11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8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83" style:parent-style-name="Graphics">
      <style:graphic-properties draw:fill="none" fo:clip="rect(1.10382in, 0.00074in, 0in, 0in)" draw:stroke="none" draw:luminance="0%" draw:contrast="0%" draw:image-opacity="100%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0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4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11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8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righ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100%" fo:text-align="righ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200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graphic" style:name="a7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706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7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3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3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1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ext" style:name="a120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207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paragraph" style:name="a697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2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94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ext" style:name="a120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69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able-cell" style:name="a11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96">
      <style:table-row-properties style:row-height="0.78701in"/>
    </style:style>
    <style:style style:family="text" style:name="a119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9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57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45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45%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45%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45%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45%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45%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45%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45%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45%"/>
      </text:list-level-style-bullet>
    </text:list-style>
    <text:list-style style:name="a984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100%"/>
      </text:list-level-style-bullet>
    </text:list-style>
    <text:list-style style:name="a1052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100%"/>
      </text:list-level-style-bullet>
    </text:list-style>
    <text:list-style style:name="a962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100%"/>
      </text:list-level-style-bullet>
    </text:list-style>
    <text:list-style style:name="a71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1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93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45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45%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45%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45%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45%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45%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45%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45%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45%"/>
      </text:list-level-style-bullet>
    </text:list-style>
    <text:list-style style:name="a71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20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45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45%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45%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45%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45%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45%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45%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45%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45%"/>
      </text:list-level-style-bullet>
    </text:list-style>
    <text:list-style style:name="a57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036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100%"/>
      </text:list-level-style-bullet>
    </text:list-style>
    <text:list-style style:name="a896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45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45%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45%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45%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45%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45%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45%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45%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45%"/>
      </text:list-level-style-bullet>
    </text:list-style>
    <text:list-style style:name="a1014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100%"/>
      </text:list-level-style-bullet>
    </text:list-style>
    <text:list-style style:name="a57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55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55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55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51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62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45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45%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45%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45%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45%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45%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45%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45%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45%"/>
      </text:list-level-style-bullet>
    </text:list-style>
    <text:list-style style:name="a814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45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45%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45%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45%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45%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45%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45%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45%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45%"/>
      </text:list-level-style-bullet>
    </text:list-style>
    <text:list-style style:name="a76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990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9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70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100%"/>
      </text:list-level-style-bullet>
    </text:list-style>
    <text:list-style style:name="a996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100%"/>
      </text:list-level-style-bullet>
    </text:list-style>
    <text:list-style style:name="a69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2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74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100%"/>
      </text:list-level-style-bullet>
    </text:list-style>
    <text:list-style style:name="a1042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100%"/>
      </text:list-level-style-bullet>
    </text:list-style>
    <text:list-style style:name="a1271"/>
    <text:list-style style:name="a1023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100%"/>
      </text:list-level-style-bullet>
    </text:list-style>
    <text:list-style style:name="a56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911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45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45%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45%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45%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45%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45%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45%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45%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45%"/>
      </text:list-level-style-bullet>
    </text:list-style>
    <text:list-style style:name="a1028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100%"/>
      </text:list-level-style-bullet>
    </text:list-style>
    <text:list-style style:name="a56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914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45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45%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45%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45%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45%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45%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45%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45%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45%"/>
      </text:list-level-style-bullet>
    </text:list-style>
    <text:list-style style:name="a793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45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45%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45%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45%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45%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45%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45%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45%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45%"/>
      </text:list-level-style-bullet>
    </text:list-style>
    <text:list-style style:name="a56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52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2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27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100%"/>
      </text:list-level-style-bullet>
    </text:list-style>
    <text:list-style style:name="a1093"/>
  </office:automatic-styles>
  <office:body>
    <office:presentation>
      <draw:page draw:name="page1" draw:style-name="a473" draw:master-page-name="Master1-Layout7-blank-Vuota" presentation:presentation-page-layout-name="Master1-PPL7" draw:id="Slide-256">
        <draw:frame draw:id="id76" draw:style-name="a474" svg:x="0in" svg:y="0in" svg:width="11.02362in" svg:height="8.26772in" style:rel-width="scale" style:rel-height="scale">
          <draw:image xlink:href="media/image1.png" xlink:type="simple" xlink:show="embed" xlink:actuate="onLoad"/>
          <svg:title/>
          <svg:desc/>
        </draw:frame>
        <draw:frame draw:id="id77" presentation:style-name="a477" draw:name="Sottotitolo 2" svg:x="3.74016in" svg:y="2.19212in" svg:width="6.49606in" svg:height="3.12283in" presentation:class="subtitle" presentation:placeholder="false">
          <draw:text-box>
            <text:p text:style-name="a476" text:class-names="" text:cond-style-name=""><text:span text:style-name="a475" text:class-names="">Sviluppo di sistemi per compressione video semantica</text:span></text:p>
          </draw:text-box>
          <svg:title/>
          <svg:desc/>
        </draw:frame>
        <draw:frame draw:id="id78" draw:style-name="a480" draw:name="CasellaDiTesto 3" svg:x="4.48858in" svg:y="5.48504in" svg:width="5.74764in" svg:height="0.31496in">
          <draw:text-box>
            <text:p text:style-name="a479" text:class-names="" text:cond-style-name=""><text:span text:style-name="a478" text:class-names="">Relatore: Bertini Marco</text:span></text:p>
          </draw:text-box>
          <svg:title/>
          <svg:desc/>
        </draw:frame>
        <draw:frame draw:id="id79" draw:style-name="a484" draw:name="CasellaDiTesto 4" svg:x="4.48858in" svg:y="4.99999in" svg:width="5.74764in" svg:height="0.31496in">
          <draw:text-box>
            <text:p text:style-name="a483" text:class-names="" text:cond-style-name=""><text:span text:style-name="a481" text:class-names="">Tintori Matteo</text:span><text:span text:style-name="a482" text:class-names=""/></text:p>
          </draw:text-box>
          <svg:title/>
          <svg:desc/>
        </draw:frame>
        <presentation:notes draw:style-name="a493">
          <draw:frame draw:id="id80" draw:style-name="a487" draw:name="Segnaposto numero diapositiva 6" svg:x="4.26484in" svg:y="10.41225in" svg:width="3.26986in" svg:height="0.54764in">
            <draw:text-box>
              <text:p text:style-name="a486" text:class-names="" text:cond-style-name=""><text:span text:style-name="a485" text:class-names=""><text:page-number style:num-format="1" text:fixed="false"/></text:span></text:p>
            </draw:text-box>
            <svg:title/>
            <svg:desc/>
          </draw:frame>
          <draw:frame draw:id="id81" draw:style-name="a490" draw:name="Segnaposto numero diapositiva 6" svg:x="4.26484in" svg:y="10.41225in" svg:width="3.26986in" svg:height="0.54764in">
            <draw:text-box>
              <text:p text:style-name="a489" text:class-names="" text:cond-style-name=""><text:span text:style-name="a488" text:class-names=""><text:page-number style:num-format="1" text:fixed="false"/></text:span></text:p>
            </draw:text-box>
            <svg:title/>
            <svg:desc/>
          </draw:frame>
          <draw:page-thumbnail draw:page-number="1" svg:x="1.02778in" svg:y="0.83333in" svg:width="5.47743in" svg:height="4.10938in" presentation:class="page" draw:id="id82" presentation:style-name="a491" draw:name="Segnaposto immagine diapositiva 1">
            <svg:title/>
            <svg:desc/>
          </draw:page-thumbnail>
          <draw:frame draw:id="id83" presentation:style-name="a492" draw:name="Segnaposto note 2" svg:x="0.7535in" svg:y="5.20594in" svg:width="6.02768in" svg:height="0.33659in" presentation:class="notes" presentation:placeholder="true">
            <draw:text-box/>
            <svg:title/>
            <svg:desc/>
          </draw:frame>
        </presentation:notes>
      </draw:page>
      <draw:page draw:name="page2" draw:style-name="a494" draw:master-page-name="Master1-Layout7-blank-Vuota" presentation:presentation-page-layout-name="Master1-PPL7" draw:id="Slide-257">
        <draw:frame draw:id="id84" draw:style-name="a495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85" draw:style-name="a502" draw:name="CasellaDiTesto 2" svg:x="4.56693in" svg:y="0.16299in" svg:width="5.74764in" svg:height="0.51535in">
          <draw:text-box>
            <text:p text:style-name="a497" text:class-names="" text:cond-style-name=""><text:span text:style-name="a496" text:class-names="">Codifica video semantica con Mask-RCNN e Codec H.265 esteso basato su RoI</text:span></text:p>
            <text:p text:style-name="a499" text:class-names="" text:cond-style-name=""><text:span text:style-name="a498" text:class-names=""/></text:p>
            <text:p text:style-name="a501" text:class-names="" text:cond-style-name=""><text:span text:style-name="a500" text:class-names="">Pistoia, 4/08/2020</text:span></text:p>
          </draw:text-box>
          <svg:title/>
          <svg:desc/>
        </draw:frame>
        <draw:frame draw:id="id86" draw:style-name="a507" draw:name="CasellaDiTesto 3" svg:x="0.86614in" svg:y="1.66732in" svg:width="5.74764in" svg:height="1.05039in">
          <draw:text-box>
            <text:p text:style-name="a504" text:class-names="" text:cond-style-name=""><text:span text:style-name="a503" text:class-names="">Introduzione</text:span></text:p>
            <text:p text:style-name="a506" text:class-names="" text:cond-style-name=""><text:span text:style-name="a505" text:class-names="">Di cosa si parla</text:span></text:p>
          </draw:text-box>
          <svg:title/>
          <svg:desc/>
        </draw:frame>
        <draw:frame draw:id="id87" draw:style-name="a528" draw:name="CasellaDiTesto 4" svg:x="0.86654in" svg:y="3.07087in" svg:width="9.36969in" svg:height="1.9685in">
          <draw:text-box>
            <text:p text:style-name="a509" text:class-names="" text:cond-style-name=""><text:span text:style-name="a508" text:class-names=""/></text:p>
            <text:list text:style-name="a512">
              <text:list-item>
                <text:p text:style-name="a511" text:class-names="" text:cond-style-name=""><text:span text:style-name="a510" text:class-names="">Codec semantico per video di calcio HD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3" text:class-names="">Compressione basata su H.265</text:span><text:span text:style-name="a514" text:class-names=""/></text:p>
              </text:list-item>
            </text:list>
            <text:list text:style-name="a520">
              <text:list-item>
                <text:p text:style-name="a519" text:class-names="" text:cond-style-name=""><text:span text:style-name="a517" text:class-names="">Riconoscimento di zone di importanza maggiore tramite reti neurali</text:span><text:span text:style-name="a518" text:class-names=""/></text:p>
              </text:list-item>
            </text:list>
            <text:list text:style-name="a524">
              <text:list-item>
                <text:p text:style-name="a523" text:class-names="" text:cond-style-name=""><text:span text:style-name="a521" text:class-names="">Risparmio memoria e bitrate video codificato</text:span><text:span text:style-name="a522" text:class-names=""/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/></text:p>
              </text:list-item>
            </text:list>
          </draw:text-box>
          <svg:title/>
          <svg:desc/>
        </draw:frame>
        <draw:frame draw:id="id88" draw:style-name="a531" draw:name="CasellaDiTesto 5" svg:x="10.03937in" svg:y="7.7378in" svg:width="0.19685in" svg:height="0.31496in">
          <draw:text-box>
            <text:p text:style-name="a530" text:class-names="" text:cond-style-name=""><text:span text:style-name="a529" text:class-names="">2</text:span></text:p>
          </draw:text-box>
          <svg:title/>
          <svg:desc/>
        </draw:frame>
        <presentation:notes draw:style-name="a540">
          <draw:frame draw:id="id89" draw:style-name="a534" draw:name="Segnaposto numero diapositiva 6" svg:x="4.26484in" svg:y="10.41225in" svg:width="3.26986in" svg:height="0.54764in">
            <draw:text-box>
              <text:p text:style-name="a533" text:class-names="" text:cond-style-name=""><text:span text:style-name="a532" text:class-names=""><text:page-number style:num-format="1" text:fixed="false"/></text:span></text:p>
            </draw:text-box>
            <svg:title/>
            <svg:desc/>
          </draw:frame>
          <draw:frame draw:id="id90" draw:style-name="a537" draw:name="Segnaposto numero diapositiva 6" svg:x="4.26484in" svg:y="10.41225in" svg:width="3.26986in" svg:height="0.54764in">
            <draw:text-box>
              <text:p text:style-name="a536" text:class-names="" text:cond-style-name=""><text:span text:style-name="a535" text:class-names=""><text:page-number style:num-format="1" text:fixed="false"/></text:span></text:p>
            </draw:text-box>
            <svg:title/>
            <svg:desc/>
          </draw:frame>
          <draw:page-thumbnail draw:page-number="2" svg:x="1.02778in" svg:y="0.83333in" svg:width="5.47743in" svg:height="4.10938in" presentation:class="page" draw:id="id91" presentation:style-name="a538" draw:name="Segnaposto immagine diapositiva 1">
            <svg:title/>
            <svg:desc/>
          </draw:page-thumbnail>
          <draw:frame draw:id="id92" presentation:style-name="a539" draw:name="Segnaposto note 2" svg:x="0.7535in" svg:y="5.20594in" svg:width="6.02768in" svg:height="4.93175in" presentation:class="notes" presentation:placeholder="true">
            <draw:text-box/>
            <svg:title/>
            <svg:desc/>
          </draw:frame>
        </presentation:notes>
      </draw:page>
      <draw:page draw:name="page3" draw:style-name="a541" draw:master-page-name="Master1-Layout7-blank-Vuota" presentation:presentation-page-layout-name="Master1-PPL7" draw:id="Slide-258">
        <draw:frame draw:id="id93" draw:style-name="a542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94" draw:style-name="a547" draw:name="CasellaDiTesto 2" svg:x="0.80039in" svg:y="1.40315in" svg:width="5.74764in" svg:height="1.05039in">
          <draw:text-box>
            <text:p text:style-name="a544" text:class-names="" text:cond-style-name=""><text:span text:style-name="a543" text:class-names="">Strumenti</text:span></text:p>
            <text:p text:style-name="a546" text:class-names="" text:cond-style-name=""><text:span text:style-name="a545" text:class-names="">Cosa abbiamo usato</text:span></text:p>
          </draw:text-box>
          <svg:title/>
          <svg:desc/>
        </draw:frame>
        <draw:frame draw:id="id95" draw:style-name="a576" draw:name="CasellaDiTesto 3" svg:x="0.86653in" svg:y="2.82205in" svg:width="9.36969in" svg:height="3.06772in">
          <draw:text-box>
            <text:p text:style-name="a549" text:class-names="" text:cond-style-name=""><text:span text:style-name="a548" text:class-names="">Una prima distinzione tra ciò di cui abbiamo fatto uso si può suddividere più dettagliatamente in:</text:span></text:p>
            <text:list text:style-name="a552">
              <text:list-item>
                <text:p text:style-name="a551" text:class-names="" text:cond-style-name=""><text:span text:style-name="a550" text:class-names=""><text:s text:c="1"/>strumenti software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><text:s text:c="1"/>strumenti hardware.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/></text:p>
              </text:list-item>
            </text:list>
            <text:list text:style-name="a562">
              <text:list-item>
                <text:p text:style-name="a561" text:class-names="" text:cond-style-name=""><text:span text:style-name="a559" text:class-names="">S</text:span><text:span text:style-name="a560" text:class-names="">trumenti hardware: 2 GPU Nvidia Titan X</text:span></text:p>
              </text:list-item>
            </text:list>
            <text:list text:style-name="a566">
              <text:list-item>
                <text:p text:style-name="a565" text:class-names="" text:cond-style-name=""><text:span text:style-name="a563" text:class-names="">S</text:span><text:span text:style-name="a564" text:class-names="">trumenti software: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Codec usato: hevc_nvenc (standard H.265)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Rete neurale Mask-RCNN: implementazione tensorflow (1.15.x) + Keras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Libreria FFMPEG per codifica video</text:span></text:p>
              </text:list-item>
            </text:list>
          </draw:text-box>
          <svg:title/>
          <svg:desc/>
        </draw:frame>
        <draw:frame draw:id="id96" draw:style-name="a579" draw:name="CasellaDiTesto 4" svg:x="10.03937in" svg:y="7.7378in" svg:width="0.19685in" svg:height="0.31496in">
          <draw:text-box>
            <text:p text:style-name="a578" text:class-names="" text:cond-style-name=""><text:span text:style-name="a577" text:class-names="">3</text:span></text:p>
          </draw:text-box>
          <svg:title/>
          <svg:desc/>
        </draw:frame>
        <draw:frame draw:id="id97" draw:style-name="a586" draw:name="CasellaDiTesto 5" svg:x="6.25551in" svg:y="0.19685in" svg:width="4.37441in" svg:height="0.4748in">
          <draw:text-box>
            <text:p text:style-name="a581" text:class-names="" text:cond-style-name=""><text:span text:style-name="a580" text:class-names="">Codifica video semantica con Mask-RCNN e Codec H.265 esteso basato su RoI</text:span></text:p>
            <text:p text:style-name="a583" text:class-names="" text:cond-style-name=""><text:span text:style-name="a582" text:class-names=""/></text:p>
            <text:p text:style-name="a585" text:class-names="" text:cond-style-name=""><text:span text:style-name="a584" text:class-names="">Pistoia, 4/08/202</text:span></text:p>
          </draw:text-box>
          <svg:title/>
          <svg:desc/>
        </draw:frame>
        <presentation:notes draw:style-name="a595">
          <draw:frame draw:id="id98" draw:style-name="a589" draw:name="Segnaposto numero diapositiva 6" svg:x="4.26484in" svg:y="10.41225in" svg:width="3.26986in" svg:height="0.54764in">
            <draw:text-box>
              <text:p text:style-name="a588" text:class-names="" text:cond-style-name=""><text:span text:style-name="a587" text:class-names=""><text:page-number style:num-format="1" text:fixed="false"/></text:span></text:p>
            </draw:text-box>
            <svg:title/>
            <svg:desc/>
          </draw:frame>
          <draw:frame draw:id="id99" draw:style-name="a592" draw:name="Segnaposto numero diapositiva 6" svg:x="4.26484in" svg:y="10.41225in" svg:width="3.26986in" svg:height="0.54764in">
            <draw:text-box>
              <text:p text:style-name="a591" text:class-names="" text:cond-style-name=""><text:span text:style-name="a590" text:class-names=""><text:page-number style:num-format="1" text:fixed="false"/></text:span></text:p>
            </draw:text-box>
            <svg:title/>
            <svg:desc/>
          </draw:frame>
          <draw:page-thumbnail draw:page-number="3" svg:x="1.02778in" svg:y="0.83333in" svg:width="5.47743in" svg:height="4.10938in" presentation:class="page" draw:id="id100" presentation:style-name="a593" draw:name="Segnaposto immagine diapositiva 1">
            <svg:title/>
            <svg:desc/>
          </draw:page-thumbnail>
          <draw:frame draw:id="id101" presentation:style-name="a594" draw:name="Segnaposto note 2" svg:x="0.7535in" svg:y="5.20594in" svg:width="6.02768in" svg:height="4.93175in" presentation:class="notes" presentation:placeholder="true">
            <draw:text-box/>
            <svg:title/>
            <svg:desc/>
          </draw:frame>
        </presentation:notes>
      </draw:page>
      <draw:page draw:name="page4" draw:style-name="a596" draw:master-page-name="Master1-Layout7-blank-Vuota" presentation:presentation-page-layout-name="Master1-PPL7" draw:id="Slide-259">
        <draw:frame draw:id="id102" draw:style-name="a597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103" draw:style-name="a602" draw:name="CasellaDiTesto 2_0" svg:x="0.80039in" svg:y="1.40315in" svg:width="5.74764in" svg:height="1.05039in">
          <draw:text-box>
            <text:p text:style-name="a599" text:class-names="" text:cond-style-name=""><text:span text:style-name="a598" text:class-names="">Sistema</text:span></text:p>
            <text:p text:style-name="a601" text:class-names="" text:cond-style-name=""><text:span text:style-name="a600" text:class-names="">Descrizione del sistema</text:span></text:p>
          </draw:text-box>
          <svg:title/>
          <svg:desc/>
        </draw:frame>
        <draw:frame draw:id="id104" draw:style-name="a605" draw:name="CasellaDiTesto 4_0" svg:x="10.03937in" svg:y="7.7378in" svg:width="0.19685in" svg:height="0.31496in">
          <draw:text-box>
            <text:p text:style-name="a604" text:class-names="" text:cond-style-name=""><text:span text:style-name="a603" text:class-names="">4</text:span></text:p>
          </draw:text-box>
          <svg:title/>
          <svg:desc/>
        </draw:frame>
        <draw:frame draw:id="id105" draw:style-name="a612" draw:name="CasellaDiTesto 5_0" svg:x="6.25551in" svg:y="0.19685in" svg:width="4.37441in" svg:height="0.4748in">
          <draw:text-box>
            <text:p text:style-name="a607" text:class-names="" text:cond-style-name=""><text:span text:style-name="a606" text:class-names="">Codifica video semantica con Mask-RCNN e Codec H.265 esteso basato su RoI</text:span></text:p>
            <text:p text:style-name="a609" text:class-names="" text:cond-style-name=""><text:span text:style-name="a608" text:class-names=""/></text:p>
            <text:p text:style-name="a611" text:class-names="" text:cond-style-name=""><text:span text:style-name="a610" text:class-names="">Pistoia, 4/08/202</text:span></text:p>
          </draw:text-box>
          <svg:title/>
          <svg:desc/>
        </draw:frame>
        <draw:custom-shape svg:x="0.94488in" svg:y="2.75591in" svg:width="2.04724in" svg:height="0.86614in" draw:id="id106" draw:style-name="a615" draw:name="Figura a mano libera: forma 5">
          <svg:title/>
          <svg:desc/>
          <text:p text:style-name="a614" text:class-names="" text:cond-style-name=""><text:span text:style-name="a613" text:class-names="">Video + mask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22835in" svg:y="2.75591in" svg:width="1.81102in" svg:height="0.86614in" draw:id="id107" draw:style-name="a618" draw:name="Figura a mano libera: forma 6">
          <svg:title/>
          <svg:desc/>
          <text:p text:style-name="a617" text:class-names="" text:cond-style-name=""><text:span text:style-name="a616" text:class-names="">Mask-RCNN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2.99212in" svg:y1="3.18898in" draw:start-shape="id106" draw:start-glue-point="1" svg:x2="3.22835in" svg:y2="3.18898in" draw:end-shape="id107" draw:end-glue-point="3" draw:id="id108" draw:style-name="a620" draw:name="Connettore 2 7">
          <svg:title/>
          <svg:desc/>
        </draw:connector>
        <draw:custom-shape svg:x="5.27559in" svg:y="2.75591in" svg:width="1.49606in" svg:height="0.86614in" draw:id="id109" draw:style-name="a623" draw:name="Figura a mano libera: forma 8">
          <svg:title/>
          <svg:desc/>
          <text:p text:style-name="a622" text:class-names="" text:cond-style-name=""><text:span text:style-name="a621" text:class-names="">Blur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5.03937in" svg:y1="3.18898in" draw:start-shape="id107" draw:start-glue-point="1" svg:x2="5.27559in" svg:y2="3.18898in" draw:end-shape="id109" draw:end-glue-point="3" draw:id="id110" draw:style-name="a625" draw:name="Connettore 2 9">
          <svg:title/>
          <svg:desc/>
        </draw:connector>
        <draw:custom-shape svg:x="5.27559in" svg:y="3.85827in" svg:width="1.49606in" svg:height="0.86614in" draw:id="id111" draw:style-name="a628" draw:name="Figura a mano libera: forma 10">
          <svg:title/>
          <svg:desc/>
          <text:p text:style-name="a627" text:class-names="" text:cond-style-name=""><text:span text:style-name="a626" text:class-names="">x265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standard" svg:x1="6.77165in" svg:y1="3.18898in" draw:start-shape="id109" draw:start-glue-point="1" svg:x2="6.77165in" svg:y2="4.29134in" draw:id="id112" draw:style-name="a630" draw:name="Connettore a gomito 11">
          <svg:title/>
          <svg:desc/>
        </draw:connector>
        <draw:custom-shape svg:x="7.24409in" svg:y="3.85827in" svg:width="3.14961in" svg:height="0.86614in" draw:id="id113" draw:style-name="a633" draw:name="Figura a mano libera: forma 12">
          <svg:title/>
          <svg:desc/>
          <text:p text:style-name="a632" text:class-names="" text:cond-style-name=""><text:span text:style-name="a631" text:class-names="">Video compr. semantica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6.77165in" svg:y="4.48819in" svg:width="0.47244in" svg:height="0in" draw:id="id114" draw:style-name="a637" draw:name="Connettore diritto 13">
          <svg:title/>
          <svg:desc/>
          <text:p text:style-name="a635" text:class-names="" text:cond-style-name=""><text:span text:style-name="a634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115" draw:style-name="a640" draw:name="CasellaDiTesto 14" svg:x="7.79528in" svg:y="2.92835in" svg:width="1.9685in" svg:height="0.65866in">
          <draw:text-box>
            <text:p text:style-name="a639" text:class-names="" text:cond-style-name=""><text:span text:style-name="a638" text:class-names="">Video Smart</text:span></text:p>
          </draw:text-box>
          <svg:title/>
          <svg:desc/>
        </draw:frame>
        <draw:frame draw:id="id116" draw:style-name="a643" draw:name="CasellaDiTesto 15" svg:x="3.70079in" svg:y="4.93189in" svg:width="2.20472in" svg:height="0.65866in">
          <draw:text-box>
            <text:p text:style-name="a642" text:class-names="" text:cond-style-name=""><text:span text:style-name="a641" text:class-names="">Video Standard</text:span></text:p>
          </draw:text-box>
          <svg:title/>
          <svg:desc/>
        </draw:frame>
        <draw:custom-shape svg:x="3.46457in" svg:y="5.66929in" svg:width="1.49606in" svg:height="0.86614in" draw:id="id117" draw:style-name="a646" draw:name="Figura a mano libera: forma 16">
          <svg:title/>
          <svg:desc/>
          <text:p text:style-name="a645" text:class-names="" text:cond-style-name=""><text:span text:style-name="a644" text:class-names="">x265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43307in" svg:y="5.66929in" svg:width="3.14961in" svg:height="0.86614in" draw:id="id118" draw:style-name="a649" draw:name="Figura a mano libera: forma 17">
          <svg:title/>
          <svg:desc/>
          <text:p text:style-name="a648" text:class-names="" text:cond-style-name=""><text:span text:style-name="a647" text:class-names="">Video compresso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4.96063in" svg:y1="6.10236in" draw:start-shape="id117" draw:start-glue-point="1" svg:x2="5.43307in" svg:y2="6.10236in" draw:end-shape="id118" draw:end-glue-point="3" draw:id="id119" draw:style-name="a651" draw:name="Connettore 2 18">
          <svg:title/>
          <svg:desc/>
        </draw:connector>
        <draw:custom-shape svg:x="0.94488in" svg:y="5.66929in" svg:width="2.04724in" svg:height="0.86614in" draw:id="id120" draw:style-name="a654" draw:name="Figura a mano libera: forma 19">
          <svg:title/>
          <svg:desc/>
          <text:p text:style-name="a653" text:class-names="" text:cond-style-name=""><text:span text:style-name="a652" text:class-names="">Video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2.99212in" svg:y1="6.10236in" draw:start-shape="id120" draw:start-glue-point="1" svg:x2="3.46457in" svg:y2="6.10236in" draw:end-shape="id117" draw:end-glue-point="3" draw:id="id121" draw:style-name="a656" draw:name="Connettore 2 20">
          <svg:title/>
          <svg:desc/>
        </draw:connector>
        <presentation:notes draw:style-name="a665">
          <draw:frame draw:id="id122" draw:style-name="a659" draw:name="Segnaposto numero diapositiva 6" svg:x="4.26484in" svg:y="10.41225in" svg:width="3.26986in" svg:height="0.54764in">
            <draw:text-box>
              <text:p text:style-name="a658" text:class-names="" text:cond-style-name=""><text:span text:style-name="a657" text:class-names=""><text:page-number style:num-format="1" text:fixed="false"/></text:span></text:p>
            </draw:text-box>
            <svg:title/>
            <svg:desc/>
          </draw:frame>
          <draw:frame draw:id="id123" draw:style-name="a662" draw:name="Segnaposto numero diapositiva 6_0" svg:x="4.26484in" svg:y="10.41225in" svg:width="3.26986in" svg:height="0.54764in">
            <draw:text-box>
              <text:p text:style-name="a661" text:class-names="" text:cond-style-name=""><text:span text:style-name="a660" text:class-names=""><text:page-number style:num-format="1" text:fixed="false"/></text:span></text:p>
            </draw:text-box>
            <svg:title/>
            <svg:desc/>
          </draw:frame>
          <draw:page-thumbnail draw:page-number="4" svg:x="1.02778in" svg:y="0.83333in" svg:width="5.47743in" svg:height="4.10938in" presentation:class="page" draw:id="id124" presentation:style-name="a663" draw:name="Segnaposto immagine diapositiva 1_0">
            <svg:title/>
            <svg:desc/>
          </draw:page-thumbnail>
          <draw:frame draw:id="id125" presentation:style-name="a664" draw:name="Segnaposto note 2_0" svg:x="0.7535in" svg:y="5.20594in" svg:width="6.02768in" svg:height="4.93175in" presentation:class="notes" presentation:placeholder="true">
            <draw:text-box/>
            <svg:title/>
            <svg:desc/>
          </draw:frame>
        </presentation:notes>
      </draw:page>
      <draw:page draw:name="page5" draw:style-name="a666" draw:master-page-name="Master1-Layout7-blank-Vuota" presentation:presentation-page-layout-name="Master1-PPL7" draw:id="Slide-260">
        <draw:frame draw:id="id126" draw:style-name="a667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127" draw:style-name="a670" draw:name="CasellaDiTesto 3" svg:x="10.03937in" svg:y="7.7378in" svg:width="0.19685in" svg:height="0.31496in">
          <draw:text-box>
            <text:p text:style-name="a669" text:class-names="" text:cond-style-name=""><text:span text:style-name="a668" text:class-names="">5</text:span></text:p>
          </draw:text-box>
          <svg:title/>
          <svg:desc/>
        </draw:frame>
        <draw:frame draw:id="id128" draw:style-name="a675" draw:name="CasellaDiTesto 4" svg:x="0.55157in" svg:y="0.91811in" svg:width="5.74764in" svg:height="1.05039in">
          <draw:text-box>
            <text:p text:style-name="a672" text:class-names="" text:cond-style-name=""><text:span text:style-name="a671" text:class-names="">Codec</text:span></text:p>
            <text:p text:style-name="a674" text:class-names="" text:cond-style-name=""><text:span text:style-name="a673" text:class-names="">Base iniziale</text:span></text:p>
          </draw:text-box>
          <svg:title/>
          <svg:desc/>
        </draw:frame>
        <draw:frame draw:id="id129" draw:style-name="a682" draw:name="CasellaDiTesto 5" svg:x="4.88228in" svg:y="0.19685in" svg:width="5.74764in" svg:height="0.51535in">
          <draw:text-box>
            <text:p text:style-name="a677" text:class-names="" text:cond-style-name=""><text:span text:style-name="a676" text:class-names="">Codifica video semantica con Mask-RCNN e Codec H.265 esteso basato su RoI</text:span></text:p>
            <text:p text:style-name="a679" text:class-names="" text:cond-style-name=""><text:span text:style-name="a678" text:class-names=""/></text:p>
            <text:p text:style-name="a681" text:class-names="" text:cond-style-name=""><text:span text:style-name="a680" text:class-names="">Pistoia, 4/08/2020</text:span></text:p>
          </draw:text-box>
          <svg:title/>
          <svg:desc/>
        </draw:frame>
        <draw:frame draw:id="id130" draw:style-name="a683" svg:x="0.65669in" svg:y="2.41818in" svg:width="6.03583in" svg:height="3.48733in" style:rel-width="scale" style:rel-height="scale">
          <draw:image xlink:href="media/image3.png" xlink:type="simple" xlink:show="embed" xlink:actuate="onLoad"/>
          <svg:title/>
          <svg:desc/>
        </draw:frame>
        <draw:frame draw:id="id131" draw:style-name="a690" draw:name="CasellaDiTesto 9" svg:x="6.77283in" svg:y="2.79409in" svg:width="4.22244in" svg:height="1.00039in">
          <draw:text-box>
            <text:p text:style-name="a685" text:class-names="" text:cond-style-name=""><text:span text:style-name="a684" text:class-names="">Asse x: codec</text:span></text:p>
            <text:p text:style-name="a687" text:class-names="" text:cond-style-name=""><text:span text:style-name="a686" text:class-names="">Asse y: risparmio in bits</text:span></text:p>
            <text:p text:style-name="a689" text:class-names="" text:cond-style-name=""><text:span text:style-name="a688" text:class-names="">(positivo se i numeri seguono il segno -)</text:span></text:p>
          </draw:text-box>
          <svg:title/>
          <svg:desc/>
        </draw:frame>
        <draw:frame draw:id="id132" draw:style-name="a699" draw:name="CasellaDiTesto 8" svg:x="0.81663in" svg:y="5.90551in" svg:width="10.26172in" svg:height="1.00039in">
          <draw:text-box>
            <text:list text:style-name="a694">
              <text:list-item>
                <text:p text:style-name="a693" text:class-names="" text:cond-style-name=""><text:span text:style-name="a691" text:class-names="">Paragone tra encoder rispetto alla qualità del video</text:span><text:span text:style-name="a692" text:class-names=""/></text:p>
              </text:list-item>
            </text:list>
            <text:list text:style-name="a698">
              <text:list-item>
                <text:p text:style-name="a697" text:class-names="" text:cond-style-name=""><text:span text:style-name="a695" text:class-names="">Vittoria di x265 in base al risparmio di bits</text:span><text:span text:style-name="a696" text:class-names=""/></text:p>
              </text:list-item>
            </text:list>
          </draw:text-box>
          <svg:title/>
          <svg:desc/>
        </draw:frame>
        <presentation:notes draw:style-name="a708">
          <draw:frame draw:id="id133" draw:style-name="a702" draw:name="Segnaposto numero diapositiva 6" svg:x="4.26484in" svg:y="10.41225in" svg:width="3.26986in" svg:height="0.54764in">
            <draw:text-box>
              <text:p text:style-name="a701" text:class-names="" text:cond-style-name=""><text:span text:style-name="a700" text:class-names=""><text:page-number style:num-format="1" text:fixed="false"/></text:span></text:p>
            </draw:text-box>
            <svg:title/>
            <svg:desc/>
          </draw:frame>
          <draw:frame draw:id="id134" draw:style-name="a705" draw:name="Segnaposto numero diapositiva 6" svg:x="4.26484in" svg:y="10.41225in" svg:width="3.26986in" svg:height="0.54764in">
            <draw:text-box>
              <text:p text:style-name="a704" text:class-names="" text:cond-style-name=""><text:span text:style-name="a703" text:class-names=""><text:page-number style:num-format="1" text:fixed="false"/></text:span></text:p>
            </draw:text-box>
            <svg:title/>
            <svg:desc/>
          </draw:frame>
          <draw:page-thumbnail draw:page-number="5" svg:x="1.02778in" svg:y="0.83333in" svg:width="5.47743in" svg:height="4.10938in" presentation:class="page" draw:id="id135" presentation:style-name="a706" draw:name="Segnaposto immagine diapositiva 1">
            <svg:title/>
            <svg:desc/>
          </draw:page-thumbnail>
          <draw:frame draw:id="id136" presentation:style-name="a707" draw:name="Segnaposto note 2" svg:x="0.7535in" svg:y="5.20594in" svg:width="6.02768in" svg:height="4.93175in" presentation:class="notes" presentation:placeholder="true">
            <draw:text-box/>
            <svg:title/>
            <svg:desc/>
          </draw:frame>
        </presentation:notes>
      </draw:page>
      <draw:page draw:name="page6" draw:style-name="a709" draw:master-page-name="Master1-Layout7-blank-Vuota" presentation:presentation-page-layout-name="Master1-PPL7" draw:id="Slide-261">
        <draw:frame draw:id="id137" draw:style-name="a710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138" draw:style-name="a724" draw:name="CasellaDiTesto 2" svg:x="0.55157in" svg:y="2.12758in" svg:width="10.26172in" svg:height="2.36238in">
          <draw:text-box>
            <text:list text:style-name="a713">
              <text:list-item>
                <text:p text:style-name="a712" text:class-names="" text:cond-style-name=""><text:span text:style-name="a711" text:class-names="">Mask-RCNN = Faster RCNN + FCN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>Preaddestrata per circa 60 classi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>Training per classi palla e giocatori</text:span></text:p>
              </text:list-item>
            </text:list>
            <text:list text:style-name="a723">
              <text:list-item>
                <text:p text:style-name="a722" text:class-names="" text:cond-style-name=""><text:span text:style-name="a720" text:class-names="">I</text:span><text:span text:style-name="a721" text:class-names="">nstance segmentation: le maschere vengono tracciate su ogni singolo oggetto con la relativa etichetta nella forma in cui l’oggetto si presenta.</text:span></text:p>
              </text:list-item>
            </text:list>
          </draw:text-box>
          <svg:title/>
          <svg:desc/>
        </draw:frame>
        <draw:frame draw:id="id139" draw:style-name="a727" draw:name="CasellaDiTesto 3" svg:x="10.03937in" svg:y="7.7378in" svg:width="0.19685in" svg:height="0.31496in">
          <draw:text-box>
            <text:p text:style-name="a726" text:class-names="" text:cond-style-name=""><text:span text:style-name="a725" text:class-names="">7</text:span></text:p>
          </draw:text-box>
          <svg:title/>
          <svg:desc/>
        </draw:frame>
        <draw:frame draw:id="id140" draw:style-name="a732" draw:name="CasellaDiTesto 4" svg:x="0.55157in" svg:y="0.91811in" svg:width="5.74764in" svg:height="1.05039in">
          <draw:text-box>
            <text:p text:style-name="a729" text:class-names="" text:cond-style-name=""><text:span text:style-name="a728" text:class-names="">Mask-RCNN</text:span></text:p>
            <text:p text:style-name="a731" text:class-names="" text:cond-style-name=""><text:span text:style-name="a730" text:class-names="">Rete neurale adottata</text:span></text:p>
          </draw:text-box>
          <svg:title/>
          <svg:desc/>
        </draw:frame>
        <draw:frame draw:id="id141" draw:style-name="a739" draw:name="CasellaDiTesto 5" svg:x="4.88228in" svg:y="0.19685in" svg:width="5.74764in" svg:height="0.51535in">
          <draw:text-box>
            <text:p text:style-name="a734" text:class-names="" text:cond-style-name=""><text:span text:style-name="a733" text:class-names="">Codifica video semantica con Mask-RCNN e Codec H.265 esteso basato su RoI</text:span></text:p>
            <text:p text:style-name="a736" text:class-names="" text:cond-style-name=""><text:span text:style-name="a735" text:class-names=""/></text:p>
            <text:p text:style-name="a738" text:class-names="" text:cond-style-name=""><text:span text:style-name="a737" text:class-names="">Pistoia, 4/08/2020</text:span></text:p>
          </draw:text-box>
          <svg:title/>
          <svg:desc/>
        </draw:frame>
        <draw:frame draw:id="id142" draw:style-name="a740" draw:name="Immagine 8" svg:x="0.62742in" svg:y="4.54789in" svg:width="8.85417in" svg:height="3.5625in" style:rel-width="scale" style:rel-height="scale">
          <draw:image xlink:href="media/image4.jpg" xlink:type="simple" xlink:show="embed" xlink:actuate="onLoad"/>
          <svg:title/>
          <svg:desc/>
        </draw:frame>
        <presentation:notes draw:style-name="a749">
          <draw:frame draw:id="id143" draw:style-name="a743" draw:name="Segnaposto numero diapositiva 6" svg:x="4.26484in" svg:y="10.41225in" svg:width="3.26986in" svg:height="0.54764in">
            <draw:text-box>
              <text:p text:style-name="a742" text:class-names="" text:cond-style-name=""><text:span text:style-name="a741" text:class-names=""><text:page-number style:num-format="1" text:fixed="false"/></text:span></text:p>
            </draw:text-box>
            <svg:title/>
            <svg:desc/>
          </draw:frame>
          <draw:frame draw:id="id144" draw:style-name="a746" draw:name="Segnaposto numero diapositiva 6" svg:x="4.26484in" svg:y="10.41225in" svg:width="3.26986in" svg:height="0.54764in">
            <draw:text-box>
              <text:p text:style-name="a745" text:class-names="" text:cond-style-name=""><text:span text:style-name="a744" text:class-names=""><text:page-number style:num-format="1" text:fixed="false"/></text:span></text:p>
            </draw:text-box>
            <svg:title/>
            <svg:desc/>
          </draw:frame>
          <draw:page-thumbnail draw:page-number="6" svg:x="1.02778in" svg:y="0.83333in" svg:width="5.47743in" svg:height="4.10938in" presentation:class="page" draw:id="id145" presentation:style-name="a747" draw:name="Segnaposto immagine diapositiva 1">
            <svg:title/>
            <svg:desc/>
          </draw:page-thumbnail>
          <draw:frame draw:id="id146" presentation:style-name="a748" draw:name="Segnaposto note 2" svg:x="0.7535in" svg:y="5.20594in" svg:width="6.02768in" svg:height="4.93175in" presentation:class="notes" presentation:placeholder="true">
            <draw:text-box/>
            <svg:title/>
            <svg:desc/>
          </draw:frame>
        </presentation:notes>
      </draw:page>
      <draw:page draw:name="page7" draw:style-name="a750" draw:master-page-name="Master1-Layout7-blank-Vuota" presentation:presentation-page-layout-name="Master1-PPL7" draw:id="Slide-262">
        <draw:frame draw:id="id147" draw:style-name="a751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148" draw:style-name="a754" draw:name="CasellaDiTesto 2" svg:x="10.03937in" svg:y="7.7378in" svg:width="0.19685in" svg:height="0.31496in">
          <draw:text-box>
            <text:p text:style-name="a753" text:class-names="" text:cond-style-name=""><text:span text:style-name="a752" text:class-names="">8</text:span></text:p>
          </draw:text-box>
          <svg:title/>
          <svg:desc/>
        </draw:frame>
        <draw:frame draw:id="id149" draw:style-name="a766" draw:name="CasellaDiTesto 3" svg:x="0.60001in" svg:y="6.50909in" svg:width="9.36969in" svg:height="0.31496in">
          <draw:text-box>
            <text:list text:style-name="a757">
              <text:list-item>
                <text:p text:style-name="a756" text:class-names="" text:cond-style-name=""><text:span text:style-name="a755" text:class-names="">Software di labeling LABELME per finetuning<text:s text:c="1"/></text:span></text:p>
              </text:list-item>
            </text:list>
            <text:list text:style-name="a762">
              <text:list-item>
                <text:p text:style-name="a761" text:class-names="" text:cond-style-name=""><text:span text:style-name="a758" text:class-names="">Produzione annotazioni intero dataset<text:s text:c="1"/></text:span><text:span text:style-name="a759" text:class-names="">utilizzando tracciamento dei contorni.</text:span><text:span text:style-name="a760" text:class-names=""/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/></text:p>
              </text:list-item>
            </text:list>
          </draw:text-box>
          <svg:title/>
          <svg:desc/>
        </draw:frame>
        <draw:frame draw:id="id150" draw:style-name="a771" draw:name="CasellaDiTesto 4" svg:x="0.55157in" svg:y="0.91811in" svg:width="5.74764in" svg:height="1.05039in">
          <draw:text-box>
            <text:p text:style-name="a768" text:class-names="" text:cond-style-name=""><text:span text:style-name="a767" text:class-names="">Labeling</text:span></text:p>
            <text:p text:style-name="a770" text:class-names="" text:cond-style-name=""><text:span text:style-name="a769" text:class-names="">Etichettatura immagini per l’allenamento</text:span></text:p>
          </draw:text-box>
          <svg:title/>
          <svg:desc/>
        </draw:frame>
        <draw:frame draw:id="id151" draw:style-name="a778" draw:name="CasellaDiTesto 5" svg:x="4.88228in" svg:y="0.19685in" svg:width="5.74764in" svg:height="0.51535in">
          <draw:text-box>
            <text:p text:style-name="a773" text:class-names="" text:cond-style-name=""><text:span text:style-name="a772" text:class-names="">Codifica video semantica con Mask-RCNN e Codec H.265 esteso basato su RoI</text:span></text:p>
            <text:p text:style-name="a775" text:class-names="" text:cond-style-name=""><text:span text:style-name="a774" text:class-names=""/></text:p>
            <text:p text:style-name="a777" text:class-names="" text:cond-style-name=""><text:span text:style-name="a776" text:class-names="">Pistoia, 4/08/2020</text:span></text:p>
          </draw:text-box>
          <svg:title/>
          <svg:desc/>
        </draw:frame>
        <draw:frame draw:id="id152" draw:style-name="a779" svg:x="0.59055in" svg:y="2.16535in" svg:width="7.67677in" svg:height="3.93661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788">
          <draw:frame draw:id="id153" draw:style-name="a782" draw:name="Segnaposto numero diapositiva 6" svg:x="4.26484in" svg:y="10.41225in" svg:width="3.26986in" svg:height="0.54764in">
            <draw:text-box>
              <text:p text:style-name="a781" text:class-names="" text:cond-style-name=""><text:span text:style-name="a780" text:class-names=""><text:page-number style:num-format="1" text:fixed="false"/></text:span></text:p>
            </draw:text-box>
            <svg:title/>
            <svg:desc/>
          </draw:frame>
          <draw:frame draw:id="id154" draw:style-name="a785" draw:name="Segnaposto numero diapositiva 6" svg:x="4.26484in" svg:y="10.41225in" svg:width="3.26986in" svg:height="0.54764in">
            <draw:text-box>
              <text:p text:style-name="a784" text:class-names="" text:cond-style-name=""><text:span text:style-name="a783" text:class-names=""><text:page-number style:num-format="1" text:fixed="false"/></text:span></text:p>
            </draw:text-box>
            <svg:title/>
            <svg:desc/>
          </draw:frame>
          <draw:page-thumbnail draw:page-number="7" svg:x="1.02778in" svg:y="0.83333in" svg:width="5.47743in" svg:height="4.10938in" presentation:class="page" draw:id="id155" presentation:style-name="a786" draw:name="Segnaposto immagine diapositiva 1">
            <svg:title/>
            <svg:desc/>
          </draw:page-thumbnail>
          <draw:frame draw:id="id156" presentation:style-name="a787" draw:name="Segnaposto note 2" svg:x="0.7535in" svg:y="5.20594in" svg:width="6.02768in" svg:height="4.93175in" presentation:class="notes" presentation:placeholder="true">
            <draw:text-box/>
            <svg:title/>
            <svg:desc/>
          </draw:frame>
        </presentation:notes>
      </draw:page>
      <draw:page draw:name="page8" draw:style-name="a789" draw:master-page-name="Master1-Layout7-blank-Vuota" presentation:presentation-page-layout-name="Master1-PPL7" draw:id="Slide-263">
        <draw:frame draw:id="id157" draw:style-name="a790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158" draw:style-name="a794" draw:name="CasellaDiTesto 2" svg:x="0.86654in" svg:y="6.3in" svg:width="9.36969in" svg:height="0.87441in">
          <draw:text-box>
            <text:list text:style-name="a793">
              <text:list-item>
                <text:p text:style-name="a792" text:class-names="" text:cond-style-name=""><text:span text:style-name="a791" text:class-names="">Esempio di come la rete Mask-RCNN effettua la segmentazione(instance segmentation): in evidenza le RoI dei giocatori a cui sarà tolta un’informazione trascurabile, mentre le regioni di non interesse saranno quantizzate e quindi private delle alte frequenze.</text:span></text:p>
              </text:list-item>
            </text:list>
          </draw:text-box>
          <svg:title/>
          <svg:desc/>
        </draw:frame>
        <draw:frame draw:id="id159" draw:style-name="a797" draw:name="CasellaDiTesto 3" svg:x="10.03937in" svg:y="7.7378in" svg:width="0.19685in" svg:height="0.31496in">
          <draw:text-box>
            <text:p text:style-name="a796" text:class-names="" text:cond-style-name=""><text:span text:style-name="a795" text:class-names="">9</text:span></text:p>
          </draw:text-box>
          <svg:title/>
          <svg:desc/>
        </draw:frame>
        <draw:frame draw:id="id160" draw:style-name="a798" svg:x="0.7874in" svg:y="1.99212in" svg:width="7.67717in" svg:height="4.30709in" style:rel-width="scale" style:rel-height="scale">
          <draw:image xlink:href="media/image6.png" xlink:type="simple" xlink:show="embed" xlink:actuate="onLoad"/>
          <svg:title/>
          <svg:desc/>
        </draw:frame>
        <draw:frame draw:id="id161" draw:style-name="a803" draw:name="CasellaDiTesto 6" svg:x="0.55157in" svg:y="0.91811in" svg:width="5.74764in" svg:height="1.05039in">
          <draw:text-box>
            <text:p text:style-name="a800" text:class-names="" text:cond-style-name=""><text:span text:style-name="a799" text:class-names="">Funzionalità</text:span></text:p>
            <text:p text:style-name="a802" text:class-names="" text:cond-style-name=""><text:span text:style-name="a801" text:class-names="">Previste e fornite</text:span></text:p>
          </draw:text-box>
          <svg:title/>
          <svg:desc/>
        </draw:frame>
        <draw:frame draw:id="id162" draw:style-name="a810" draw:name="CasellaDiTesto 7" svg:x="4.88228in" svg:y="0.19685in" svg:width="5.74764in" svg:height="0.51535in">
          <draw:text-box>
            <text:p text:style-name="a805" text:class-names="" text:cond-style-name=""><text:span text:style-name="a804" text:class-names="">Codifica video semantica con Mask-RCNN e Codec H.265 esteso basato su RoI</text:span></text:p>
            <text:p text:style-name="a807" text:class-names="" text:cond-style-name=""><text:span text:style-name="a806" text:class-names=""/></text:p>
            <text:p text:style-name="a809" text:class-names="" text:cond-style-name=""><text:span text:style-name="a808" text:class-names="">Pistoia, 4/08/2020</text:span></text:p>
          </draw:text-box>
          <svg:title/>
          <svg:desc/>
        </draw:frame>
        <draw:frame draw:id="id163" draw:style-name="a815" draw:name="CasellaDiTesto 8" svg:x="0.7874in" svg:y="7.2378in" svg:width="9.36969in" svg:height="0.87441in">
          <draw:text-box>
            <text:list text:style-name="a814">
              <text:list-item>
                <text:p text:style-name="a813" text:class-names="" text:cond-style-name=""><text:span text:style-name="a811" text:class-names="">Quantizzazione con LPF + quantizzazione Codec a CRF costante</text:span><text:span text:style-name="a812" text:class-names=""/></text:p>
              </text:list-item>
            </text:list>
          </draw:text-box>
          <svg:title/>
          <svg:desc/>
        </draw:frame>
        <presentation:notes draw:style-name="a824">
          <draw:frame draw:id="id164" draw:style-name="a818" draw:name="Segnaposto numero diapositiva 6" svg:x="4.26484in" svg:y="10.41225in" svg:width="3.26986in" svg:height="0.54764in">
            <draw:text-box>
              <text:p text:style-name="a817" text:class-names="" text:cond-style-name=""><text:span text:style-name="a816" text:class-names=""><text:page-number style:num-format="1" text:fixed="false"/></text:span></text:p>
            </draw:text-box>
            <svg:title/>
            <svg:desc/>
          </draw:frame>
          <draw:frame draw:id="id165" draw:style-name="a821" draw:name="Segnaposto numero diapositiva 6" svg:x="4.26484in" svg:y="10.41225in" svg:width="3.26986in" svg:height="0.54764in">
            <draw:text-box>
              <text:p text:style-name="a820" text:class-names="" text:cond-style-name=""><text:span text:style-name="a819" text:class-names=""><text:page-number style:num-format="1" text:fixed="false"/></text:span></text:p>
            </draw:text-box>
            <svg:title/>
            <svg:desc/>
          </draw:frame>
          <draw:page-thumbnail draw:page-number="8" svg:x="1.02778in" svg:y="0.83333in" svg:width="5.47743in" svg:height="4.10938in" presentation:class="page" draw:id="id166" presentation:style-name="a822" draw:name="Segnaposto immagine diapositiva 1">
            <svg:title/>
            <svg:desc/>
          </draw:page-thumbnail>
          <draw:frame draw:id="id167" presentation:style-name="a823" draw:name="Segnaposto note 2" svg:x="0.7535in" svg:y="5.20594in" svg:width="6.02768in" svg:height="4.93175in" presentation:class="notes" presentation:placeholder="true">
            <draw:text-box/>
            <svg:title/>
            <svg:desc/>
          </draw:frame>
        </presentation:notes>
      </draw:page>
      <draw:page draw:name="page9" draw:style-name="a825" draw:master-page-name="Master1-Layout7-blank-Vuota" presentation:presentation-page-layout-name="Master1-PPL7" draw:id="Slide-264">
        <draw:frame draw:id="id168" draw:style-name="a826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169" draw:style-name="a829" draw:name="CasellaDiTesto 2" svg:x="10.03937in" svg:y="7.7378in" svg:width="0.19685in" svg:height="0.31496in">
          <draw:text-box>
            <text:p text:style-name="a828" text:class-names="" text:cond-style-name=""><text:span text:style-name="a827" text:class-names="">10</text:span></text:p>
          </draw:text-box>
          <svg:title/>
          <svg:desc/>
        </draw:frame>
        <draw:frame draw:id="id170" draw:style-name="a834" draw:name="CasellaDiTesto 3" svg:x="0.55197in" svg:y="0.83937in" svg:width="5.74764in" svg:height="1.05039in">
          <draw:text-box>
            <text:p text:style-name="a831" text:class-names="" text:cond-style-name=""><text:span text:style-name="a830" text:class-names="">Schema tecnico</text:span></text:p>
            <text:p text:style-name="a833" text:class-names="" text:cond-style-name=""><text:span text:style-name="a832" text:class-names="">Diagramma della soluzione adottata</text:span></text:p>
          </draw:text-box>
          <svg:title/>
          <svg:desc/>
        </draw:frame>
        <draw:frame draw:id="id171" draw:style-name="a841" draw:name="CasellaDiTesto 4" svg:x="4.88268in" svg:y="0.19724in" svg:width="5.74764in" svg:height="0.51535in">
          <draw:text-box>
            <text:p text:style-name="a836" text:class-names="" text:cond-style-name=""><text:span text:style-name="a835" text:class-names="">Codifica video semantica con Mask-RCNN e Codec H.265 esteso basato su RoI</text:span></text:p>
            <text:p text:style-name="a838" text:class-names="" text:cond-style-name=""><text:span text:style-name="a837" text:class-names=""/></text:p>
            <text:p text:style-name="a840" text:class-names="" text:cond-style-name=""><text:span text:style-name="a839" text:class-names="">Pistoia, 4/08/2020</text:span></text:p>
          </draw:text-box>
          <svg:title/>
          <svg:desc/>
        </draw:frame>
        <draw:frame draw:id="id172" draw:style-name="a842" svg:x="0.59055in" svg:y="1.97598in" svg:width="9.64567in" svg:height="5.68031in" style:rel-width="scale" style:rel-height="scale">
          <draw:image xlink:href="media/image7.jpg" xlink:type="simple" xlink:show="embed" xlink:actuate="onLoad"/>
          <svg:title/>
          <svg:desc/>
        </draw:frame>
        <presentation:notes draw:style-name="a851">
          <draw:frame draw:id="id173" draw:style-name="a845" draw:name="Segnaposto numero diapositiva 6" svg:x="4.26484in" svg:y="10.41225in" svg:width="3.26986in" svg:height="0.54764in">
            <draw:text-box>
              <text:p text:style-name="a844" text:class-names="" text:cond-style-name=""><text:span text:style-name="a843" text:class-names=""><text:page-number style:num-format="1" text:fixed="false"/></text:span></text:p>
            </draw:text-box>
            <svg:title/>
            <svg:desc/>
          </draw:frame>
          <draw:frame draw:id="id174" draw:style-name="a848" draw:name="Segnaposto numero diapositiva 6" svg:x="4.26484in" svg:y="10.41225in" svg:width="3.26986in" svg:height="0.54764in">
            <draw:text-box>
              <text:p text:style-name="a847" text:class-names="" text:cond-style-name=""><text:span text:style-name="a846" text:class-names=""><text:page-number style:num-format="1" text:fixed="false"/></text:span></text:p>
            </draw:text-box>
            <svg:title/>
            <svg:desc/>
          </draw:frame>
          <draw:page-thumbnail draw:page-number="9" svg:x="1.02778in" svg:y="0.83333in" svg:width="5.47743in" svg:height="4.10938in" presentation:class="page" draw:id="id175" presentation:style-name="a849" draw:name="Segnaposto immagine diapositiva 1">
            <svg:title/>
            <svg:desc/>
          </draw:page-thumbnail>
          <draw:frame draw:id="id176" presentation:style-name="a850" draw:name="Segnaposto note 2" svg:x="0.7535in" svg:y="5.20594in" svg:width="6.02768in" svg:height="4.93175in" presentation:class="notes" presentation:placeholder="true">
            <draw:text-box/>
            <svg:title/>
            <svg:desc/>
          </draw:frame>
        </presentation:notes>
      </draw:page>
      <draw:page draw:name="page11" draw:style-name="a852" draw:master-page-name="Master1-Layout7-blank-Vuota" presentation:presentation-page-layout-name="Master1-PPL7" draw:id="Slide-266">
        <draw:frame draw:id="id177" draw:style-name="a853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178" draw:style-name="a856" draw:name="CasellaDiTesto 2" svg:x="10.03937in" svg:y="7.7378in" svg:width="0.19685in" svg:height="0.31496in">
          <draw:text-box>
            <text:p text:style-name="a855" text:class-names="" text:cond-style-name=""><text:span text:style-name="a854" text:class-names="">12</text:span></text:p>
          </draw:text-box>
          <svg:title/>
          <svg:desc/>
        </draw:frame>
        <draw:frame draw:id="id179" draw:style-name="a861" draw:name="CasellaDiTesto 3" svg:x="0.55197in" svg:y="0.91811in" svg:width="5.74764in" svg:height="1.05039in">
          <draw:text-box>
            <text:p text:style-name="a858" text:class-names="" text:cond-style-name=""><text:span text:style-name="a857" text:class-names="">Fine tuning</text:span></text:p>
            <text:p text:style-name="a860" text:class-names="" text:cond-style-name=""><text:span text:style-name="a859" text:class-names="">Frammenti schema tecnico</text:span></text:p>
          </draw:text-box>
          <svg:title/>
          <svg:desc/>
        </draw:frame>
        <draw:frame draw:id="id180" draw:style-name="a868" draw:name="CasellaDiTesto 4" svg:x="4.88268in" svg:y="0.19724in" svg:width="5.74764in" svg:height="0.51535in">
          <draw:text-box>
            <text:p text:style-name="a863" text:class-names="" text:cond-style-name=""><text:span text:style-name="a862" text:class-names="">Codifica video semantica con Mask-RCNN e Codec H.265 esteso basato su RoI</text:span></text:p>
            <text:p text:style-name="a865" text:class-names="" text:cond-style-name=""><text:span text:style-name="a864" text:class-names=""/></text:p>
            <text:p text:style-name="a867" text:class-names="" text:cond-style-name=""><text:span text:style-name="a866" text:class-names="">Pistoia, 4/08/2020</text:span></text:p>
          </draw:text-box>
          <svg:title/>
          <svg:desc/>
        </draw:frame>
        <draw:frame draw:id="id181" draw:style-name="a921" draw:name="CasellaDiTesto 5" svg:x="0.55197in" svg:y="2.16535in" svg:width="9.25197in" svg:height="4.80748in">
          <draw:text-box>
            <text:p text:style-name="a874" text:class-names="" text:cond-style-name=""><text:span text:style-name="a869" text:class-names=""><text:s text:c="1"/>Il modulo model, chiamato nel codice con alias<text:s text:c="1"/></text:span><text:span text:style-name="a870" text:class-names="">modellib</text:span><text:span text:style-name="a871" text:class-names="">, è la classe<text:s text:c="1"/></text:span><text:span text:style-name="a872" text:class-names="">wrapper</text:span><text:span text:style-name="a873" text:class-names=""><text:s text:c="1"/>fondamentale dove risiede il costruttore della rete e tutti i metodi ad essa associati per effettuare il fine tuning.</text:span></text:p>
            <text:p text:style-name="a876" text:class-names="" text:cond-style-name=""><text:span text:style-name="a875" text:class-names=""/></text:p>
            <text:p text:style-name="a878" text:class-names="" text:cond-style-name=""><text:span text:style-name="a877" text:class-names=""/></text:p>
            <text:p text:style-name="a880" text:class-names="" text:cond-style-name=""><text:span text:style-name="a879" text:class-names=""/></text:p>
            <text:list text:style-name="a893">
              <text:list-item>
                <text:p text:style-name="a892" text:class-names="" text:cond-style-name=""><text:span text:style-name="a881" text:class-names="">Caricamento degli weights: connessioni tra i<text:s text:c="1"/></text:span><text:span text:style-name="a882" text:class-names="">layers</text:span><text:span text:style-name="a883" text:class-names=""><text:s text:c="1"/>della rete per mezzo del quale essa effettua la<text:s text:c="1"/></text:span><text:span text:style-name="a884" text:class-names="">detection</text:span><text:span text:style-name="a885" text:class-names=""><text:s text:c="1"/>e la <text:s text:c="1"/>segmentazione, in essi ci sono le regole per una corretta rilevazione delle entità specificate nei file di annotazione. Il caricamento degli weights è limitato a tutti i<text:s text:c="1"/></text:span><text:span text:style-name="a886" text:class-names="">layers</text:span><text:span text:style-name="a887" text:class-names=""><text:s text:c="1"/>meno gli ultimi 4, che riconoscono 60<text:s text:c="1"/></text:span><text:span text:style-name="a888" text:class-names="">entità standard<text:s text:c="1"/></text:span><text:span text:style-name="a889" text:class-names="">mentre rimuovendo questi<text:s text:c="1"/></text:span><text:span text:style-name="a890" text:class-names="">layers</text:span><text:span text:style-name="a891" text:class-names=""><text:s text:c="1"/>noi ci assicuriamo che trovi solo calciatori e palla.</text:span></text:p>
              </text:list-item>
            </text:list>
            <text:list text:style-name="a896">
              <text:list-item>
                <text:p text:style-name="a895" text:class-names="" text:cond-style-name=""><text:span text:style-name="a894" text:class-names=""/></text:p>
              </text:list-item>
            </text:list>
            <text:list text:style-name="a911">
              <text:list-item>
                <text:p text:style-name="a910" text:class-names="" text:cond-style-name=""><text:span text:style-name="a897" text:class-names="">F</text:span><text:span text:style-name="a898" text:class-names="">ine tuning rete<text:s text:c="1"/></text:span><text:span text:style-name="a899" text:class-names="">preaddestrata</text:span><text:span text:style-name="a900" text:class-names="">,<text:s text:c="1"/></text:span><text:span text:style-name="a901" text:class-names="">2 passi: addestramento dei top<text:s text:c="1"/></text:span><text:span text:style-name="a902" text:class-names="">layers</text:span><text:span text:style-name="a903" text:class-names=""><text:s text:c="1"/>(</text:span><text:span text:style-name="a904" text:class-names="">heads</text:span><text:span text:style-name="a905" text:class-names="">) “scongelamento” e addestramento dei<text:s text:c="1"/></text:span><text:span text:style-name="a906" text:class-names="">layers</text:span><text:span text:style-name="a907" text:class-names=""><text:s text:c="1"/>della rete ResNet101, dal livello 4 in su(</text:span><text:span text:style-name="a908" text:class-names="">4+</text:span><text:span text:style-name="a909" text:class-names="">).</text:span></text:p>
              </text:list-item>
            </text:list>
            <text:list text:style-name="a914">
              <text:list-item>
                <text:p text:style-name="a913" text:class-names="" text:cond-style-name=""><text:span text:style-name="a912" text:class-names=""/></text:p>
              </text:list-item>
            </text:list>
            <text:list text:style-name="a920">
              <text:list-item>
                <text:p text:style-name="a919" text:class-names="" text:cond-style-name=""><text:span text:style-name="a915" text:class-names="">Augmentation</text:span><text:span text:style-name="a916" text:class-names="">:<text:s text:c="1"/></text:span><text:span text:style-name="a917" text:class-names="">i frame vengono analizzati dalla rete neurale dopo essere stati modificati con uno o più effetti tra i quali il ribaltamento rispetto ad un asse, la rotazione di 90,180 e 270 gradi, un leggero LPF gaussiano. Questo previene che i frame analizzati di qualsiasi video al di fuori del nostro dataset <text:s text:c="1"/>forniscano una segmentazione insoddisfacente.</text:span><text:span text:style-name="a918" text:class-names=""/></text:p>
              </text:list-item>
            </text:list>
          </draw:text-box>
          <svg:title/>
          <svg:desc/>
        </draw:frame>
        <presentation:notes draw:style-name="a930">
          <draw:frame draw:id="id182" draw:style-name="a924" draw:name="Segnaposto numero diapositiva 6" svg:x="4.26484in" svg:y="10.41225in" svg:width="3.26986in" svg:height="0.54764in">
            <draw:text-box>
              <text:p text:style-name="a923" text:class-names="" text:cond-style-name=""><text:span text:style-name="a922" text:class-names=""><text:page-number style:num-format="1" text:fixed="false"/></text:span></text:p>
            </draw:text-box>
            <svg:title/>
            <svg:desc/>
          </draw:frame>
          <draw:frame draw:id="id183" draw:style-name="a927" draw:name="Segnaposto numero diapositiva 6" svg:x="4.26484in" svg:y="10.41225in" svg:width="3.26986in" svg:height="0.54764in">
            <draw:text-box>
              <text:p text:style-name="a926" text:class-names="" text:cond-style-name=""><text:span text:style-name="a925" text:class-names=""><text:page-number style:num-format="1" text:fixed="false"/></text:span></text:p>
            </draw:text-box>
            <svg:title/>
            <svg:desc/>
          </draw:frame>
          <draw:page-thumbnail draw:page-number="10" svg:x="1.02778in" svg:y="0.83333in" svg:width="5.47743in" svg:height="4.10938in" presentation:class="page" draw:id="id184" presentation:style-name="a928" draw:name="Segnaposto immagine diapositiva 1">
            <svg:title/>
            <svg:desc/>
          </draw:page-thumbnail>
          <draw:frame draw:id="id185" presentation:style-name="a929" draw:name="Segnaposto note 2" svg:x="0.7535in" svg:y="5.20594in" svg:width="6.02768in" svg:height="4.93175in" presentation:class="notes" presentation:placeholder="true">
            <draw:text-box/>
            <svg:title/>
            <svg:desc/>
          </draw:frame>
        </presentation:notes>
      </draw:page>
      <draw:page draw:name="Slide16" draw:style-name="a931" draw:master-page-name="Master1-Layout7-blank-Vuota" presentation:presentation-page-layout-name="Master1-PPL7" draw:id="Slide-271">
        <draw:frame draw:id="id186" draw:style-name="a932" draw:name="Immagine 1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187" draw:style-name="a935" draw:name="CasellaDiTesto 2" svg:x="10.03937in" svg:y="7.7378in" svg:width="0.19685in" svg:height="0.31496in">
          <draw:text-box>
            <text:p text:style-name="a934" text:class-names="" text:cond-style-name=""><text:span text:style-name="a933" text:class-names="">12</text:span></text:p>
          </draw:text-box>
          <svg:title/>
          <svg:desc/>
        </draw:frame>
        <draw:frame draw:id="id188" draw:style-name="a940" draw:name="CasellaDiTesto 3" svg:x="0.55197in" svg:y="0.91811in" svg:width="5.74764in" svg:height="1.05039in">
          <draw:text-box>
            <text:p text:style-name="a937" text:class-names="" text:cond-style-name=""><text:span text:style-name="a936" text:class-names="">Metriche di qualità</text:span></text:p>
            <text:p text:style-name="a939" text:class-names="" text:cond-style-name=""><text:span text:style-name="a938" text:class-names="">SSIM e LPIPS</text:span></text:p>
          </draw:text-box>
          <svg:title/>
          <svg:desc/>
        </draw:frame>
        <draw:frame draw:id="id189" draw:style-name="a947" draw:name="CasellaDiTesto 4" svg:x="4.88268in" svg:y="0.19724in" svg:width="5.74764in" svg:height="0.51535in">
          <draw:text-box>
            <text:p text:style-name="a942" text:class-names="" text:cond-style-name=""><text:span text:style-name="a941" text:class-names="">Codifica video semantica con Mask-RCNN e Codec H.265 esteso basato su RoI</text:span></text:p>
            <text:p text:style-name="a944" text:class-names="" text:cond-style-name=""><text:span text:style-name="a943" text:class-names=""/></text:p>
            <text:p text:style-name="a946" text:class-names="" text:cond-style-name=""><text:span text:style-name="a945" text:class-names="">Pistoia, 4/08/2020</text:span></text:p>
          </draw:text-box>
          <svg:title/>
          <svg:desc/>
        </draw:frame>
        <draw:frame draw:id="id190" draw:style-name="a950" draw:name="CasellaDiTesto 5" svg:x="0.59055in" svg:y="2.16535in" svg:width="9.25197in" svg:height="4.80748in">
          <draw:text-box>
            <text:p text:style-name="a949" text:class-names="" text:cond-style-name=""><text:span text:style-name="a948" text:class-names=""><text:s text:c="1"/></text:span></text:p>
          </draw:text-box>
          <svg:title/>
          <svg:desc/>
        </draw:frame>
        <draw:frame draw:id="id191" draw:style-name="a1053" draw:name="CasellaDiTesto 6" svg:x="0.55197in" svg:y="2.16535in" svg:width="9.25197in" svg:height="4.80748in">
          <draw:text-box>
            <text:p text:style-name="a958" text:class-names="" text:cond-style-name=""><text:span text:style-name="a951" text:class-names="">SSIM</text:span><text:span text:style-name="a952" text:class-names="">:<text:s text:c="1"/></text:span><text:span text:style-name="a953" text:class-names="">Structural</text:span><text:span text:style-name="a954" text:class-names=""><text:s text:c="1"/></text:span><text:span text:style-name="a955" text:class-names="">Similarity</text:span><text:span text:style-name="a956" text:class-names=""><text:s text:c="1"/></text:span><text:span text:style-name="a957" text:class-names="">Index<text:s text:c="1"/></text:span></text:p>
            <text:list text:style-name="a962">
              <text:list-item>
                <text:p text:style-name="a961" text:class-names="" text:cond-style-name=""><text:span text:style-name="a959" text:class-names="">M</text:span><text:span text:style-name="a960" text:class-names="">etrica con riferimento basata sulla somiglianza strutturale di due immagini.</text:span></text:p>
              </text:list-item>
            </text:list>
            <text:list text:style-name="a970">
              <text:list-item>
                <text:p text:style-name="a969" text:class-names="" text:cond-style-name=""><text:span text:style-name="a963" text:class-names="">Separa</text:span><text:span text:style-name="a964" text:class-names=""><text:s text:c="1"/></text:span><text:span text:style-name="a965" text:class-names="">il</text:span><text:span text:style-name="a966" text:class-names=""><text:s text:c="1"/></text:span><text:span text:style-name="a967" text:class-names="">confronto tra struttura, luminanza e contrasto.</text:span><text:span text:style-name="a968" text:class-names=""/></text:p>
              </text:list-item>
            </text:list>
            <text:list text:style-name="a974">
              <text:list-item>
                <text:p text:style-name="a973" text:class-names="" text:cond-style-name=""><text:span text:style-name="a971" text:class-names="">Applicata spesso solo su luminanza di blocchi di campioni</text:span><text:span text:style-name="a972" text:class-names="">.</text:span></text:p>
              </text:list-item>
            </text:list>
            <text:list text:style-name="a984">
              <text:list-item>
                <text:p text:style-name="a983" text:class-names="" text:cond-style-name=""><text:span text:style-name="a975" text:class-names="">V</text:span><text:span text:style-name="a976" text:class-names="">alori da -1 a 1:</text:span><text:span text:style-name="a977" text:class-names=""><text:s text:c="1"/></text:span><text:span text:style-name="a978" text:class-names="">1</text:span><text:span text:style-name="a979" text:class-names=""><text:s text:c="1"/></text:span><text:span text:style-name="a980" text:class-names="">quando<text:s text:c="1"/></text:span><text:span text:style-name="a981" text:class-names="">l’immagine</text:span><text:span text:style-name="a982" text:class-names=""><text:s text:c="1"/>è perfettamente equivalente a quella di riferimento.<text:s text:c="1"/></text:span></text:p>
              </text:list-item>
            </text:list>
            <text:list text:style-name="a990">
              <text:list-item>
                <text:p text:style-name="a989" text:class-names="" text:cond-style-name=""><text:span text:style-name="a985" text:class-names="">Evoluzione:<text:s text:c="1"/></text:span><text:span text:style-name="a986" text:class-names="">MS-SSIM</text:span><text:span text:style-name="a987" text:class-names=""><text:s text:c="1"/></text:span><text:span text:style-name="a988" text:class-names=""><text:s text:c="1"/></text:span></text:p>
              </text:list-item>
            </text:list>
            <text:list text:style-name="a996">
              <text:list-item>
                <text:p text:style-name="a995" text:class-names="" text:cond-style-name=""><text:span text:style-name="a991" text:class-names="">Differenza:<text:s text:c="1"/></text:span><text:span text:style-name="a992" text:class-names="">effettua varie fasi di<text:s text:c="1"/></text:span><text:span text:style-name="a993" text:class-names="">sottocampionamento</text:span><text:span text:style-name="a994" text:class-names="">.</text:span></text:p>
              </text:list-item>
            </text:list>
            <text:p text:style-name="a998" text:class-names="" text:cond-style-name=""><text:span text:style-name="a997" text:class-names=""/></text:p>
            <text:p text:style-name="a1007" text:class-names="" text:cond-style-name=""><text:span text:style-name="a999" text:class-names="">LPIPS</text:span><text:span text:style-name="a1000" text:class-names="">:<text:s text:c="1"/></text:span><text:span text:style-name="a1001" text:class-names="">Learned</text:span><text:span text:style-name="a1002" text:class-names=""><text:s text:c="1"/></text:span><text:span text:style-name="a1003" text:class-names="">Perceptual</text:span><text:span text:style-name="a1004" text:class-names=""><text:s text:c="1"/>Image Patch<text:s text:c="1"/></text:span><text:span text:style-name="a1005" text:class-names="">Similarity</text:span><text:span text:style-name="a1006" text:class-names=""/></text:p>
            <text:list text:style-name="a1014">
              <text:list-item>
                <text:p text:style-name="a1013" text:class-names="" text:cond-style-name=""><text:span text:style-name="a1008" text:class-names="">M</text:span><text:span text:style-name="a1009" text:class-names="">etrica con riferimento basata su CNN che effettuano image<text:s text:c="1"/></text:span><text:span text:style-name="a1010" text:class-names="">classification</text:span><text:span text:style-name="a1011" text:class-names="">.</text:span><text:span text:style-name="a1012" text:class-names=""/></text:p>
              </text:list-item>
            </text:list>
            <text:list text:style-name="a1023">
              <text:list-item>
                <text:p text:style-name="a1022" text:class-names="" text:cond-style-name=""><text:span text:style-name="a1015" text:class-names="">Basata</text:span><text:span text:style-name="a1016" text:class-names=""><text:s text:c="1"/></text:span><text:span text:style-name="a1017" text:class-names="">sul concetto di distanza tra immagini secondo l’occhio umano (</text:span><text:span text:style-name="a1018" text:class-names="">perceptual</text:span><text:span text:style-name="a1019" text:class-names=""><text:s text:c="1"/></text:span><text:span text:style-name="a1020" text:class-names="">loss</text:span><text:span text:style-name="a1021" text:class-names="">)</text:span></text:p>
              </text:list-item>
            </text:list>
            <text:list text:style-name="a1028">
              <text:list-item>
                <text:p text:style-name="a1027" text:class-names="" text:cond-style-name=""><text:span text:style-name="a1024" text:class-names="">Generalmente migliore di<text:s text:c="1"/></text:span><text:span text:style-name="a1025" text:class-names="">SSIM</text:span><text:span text:style-name="a1026" text:class-names=""/></text:p>
              </text:list-item>
            </text:list>
            <text:list text:style-name="a1036">
              <text:list-item>
                <text:p text:style-name="a1035" text:class-names="" text:cond-style-name=""><text:span text:style-name="a1029" text:class-names="">D</text:span><text:span text:style-name="a1030" text:class-names="">ebole contro gli<text:s text:c="1"/></text:span><text:span text:style-name="a1031" text:class-names="">adversarial</text:span><text:span text:style-name="a1032" text:class-names=""><text:s text:c="1"/></text:span><text:span text:style-name="a1033" text:class-names="">attack</text:span><text:span text:style-name="a1034" text:class-names="">: attacchi basati sull’aggiunta di rumore in un frame grazie al quale si può far riconoscere un oggetto all’occhio umano invisibile.</text:span></text:p>
              </text:list-item>
            </text:list>
            <text:list text:style-name="a1042">
              <text:list-item>
                <text:p text:style-name="a1041" text:class-names="" text:cond-style-name=""><text:span text:style-name="a1037" text:class-names="">Evoluzione:</text:span><text:span text:style-name="a1038" text:class-names="">E-LPIPS</text:span><text:span text:style-name="a1039" text:class-names=""><text:s text:c="1"/></text:span><text:span text:style-name="a1040" text:class-names=""/></text:p>
              </text:list-item>
            </text:list>
            <text:list text:style-name="a1052">
              <text:list-item>
                <text:p text:style-name="a1051" text:class-names="" text:cond-style-name=""><text:span text:style-name="a1043" text:class-names="">Diff</text:span><text:span text:style-name="a1044" text:class-names="">erenze:</text:span><text:span text:style-name="a1045" text:class-names=""><text:s text:c="1"/></text:span><text:span text:style-name="a1046" text:class-names="">utilizza un<text:s text:c="1"/></text:span><text:span text:style-name="a1047" text:class-names="">augmentation</text:span><text:span text:style-name="a1048" text:class-names=""><text:s text:c="1"/></text:span><text:span text:style-name="a1049" text:class-names="">precedentemente al paragone delle due immagini.</text:span><text:span text:style-name="a1050" text:class-names=""/></text:p>
              </text:list-item>
            </text:list>
          </draw:text-box>
          <svg:title/>
          <svg:desc/>
        </draw:frame>
        <presentation:notes draw:style-name="a1063">
          <draw:frame draw:id="id192" draw:style-name="a1056" draw:name="Segnaposto numero diapositiva 6" svg:x="4.26484in" svg:y="10.41225in" svg:width="3.26986in" svg:height="0.54764in">
            <draw:text-box>
              <text:p text:style-name="a1055" text:class-names="" text:cond-style-name=""><text:span text:style-name="a1054" text:class-names=""><text:page-number style:num-format="1" text:fixed="false"/></text:span></text:p>
            </draw:text-box>
            <svg:title/>
            <svg:desc/>
          </draw:frame>
          <draw:frame draw:id="id193" draw:style-name="a1060" draw:name="Segnaposto numero diapositiva 6" svg:x="4.26484in" svg:y="10.41225in" svg:width="3.26986in" svg:height="0.54764in">
            <draw:text-box>
              <text:p text:style-name="a1059" text:class-names="" text:cond-style-name=""><text:span text:style-name="a1057" text:class-names=""><text:page-number style:num-format="1" text:fixed="false"/></text:span><text:span text:style-name="a1058" text:class-names=""/></text:p>
            </draw:text-box>
            <svg:title/>
            <svg:desc/>
          </draw:frame>
          <draw:page-thumbnail draw:page-number="11" svg:x="1.02778in" svg:y="0.83333in" svg:width="5.47743in" svg:height="4.10938in" presentation:class="page" draw:id="id194" presentation:style-name="a1061" draw:name="Segnaposto immagine diapositiva 1">
            <svg:title/>
            <svg:desc/>
          </draw:page-thumbnail>
          <draw:frame draw:id="id195" presentation:style-name="a1062" draw:name="Segnaposto note 2" svg:x="0.7535in" svg:y="5.20594in" svg:width="6.02768in" svg:height="4.93175in" presentation:class="notes" presentation:placeholder="true">
            <draw:text-box/>
            <svg:title/>
            <svg:desc/>
          </draw:frame>
        </presentation:notes>
      </draw:page>
      <draw:page draw:name="Slide15" draw:style-name="a1064" draw:master-page-name="Master1-Layout7-blank-Vuota" presentation:presentation-page-layout-name="Master1-PPL7" draw:id="Slide-270">
        <draw:frame draw:id="id196" draw:style-name="a1067" draw:name="CasellaDiTesto 2_1" svg:x="0.45315in" svg:y="1.83051in" svg:width="9.36969in" svg:height="1.09291in">
          <draw:text-box>
            <text:p text:style-name="a1066" text:class-names="" text:cond-style-name=""><text:span text:style-name="a1065" text:class-names="">Il risultato della codifica dei 5 video di test descritti in seguito è stato analizzato con la metrica di qualità SSIM e LPIPS concludendo con i risultati seguenti:</text:span></text:p>
          </draw:text-box>
          <svg:title/>
          <svg:desc/>
        </draw:frame>
        <draw:frame draw:id="id197" draw:style-name="a1070" draw:name="CasellaDiTesto 3_0" svg:x="10.03937in" svg:y="7.7378in" svg:width="0.19685in" svg:height="0.31496in">
          <draw:text-box>
            <text:p text:style-name="a1069" text:class-names="" text:cond-style-name=""><text:span text:style-name="a1068" text:class-names="">17</text:span></text:p>
          </draw:text-box>
          <svg:title/>
          <svg:desc/>
        </draw:frame>
        <draw:frame draw:id="id198" draw:style-name="a1077" draw:name="CasellaDiTesto 4_1" svg:x="0.55157in" svg:y="0.91811in" svg:width="6.43025in" svg:height="1.05039in">
          <draw:text-box>
            <text:p text:style-name="a1072" text:class-names="" text:cond-style-name=""><text:span text:style-name="a1071" text:class-names="">Paragoni su risultati della codifica</text:span></text:p>
            <text:p text:style-name="a1076" text:class-names="" text:cond-style-name=""><text:span text:style-name="a1073" text:class-names="">Comparazio</text:span><text:span text:style-name="a1074" text:class-names="">ne tra qualità di frame e maschere di video smart e standard</text:span><text:span text:style-name="a1075" text:class-names=""/></text:p>
          </draw:text-box>
          <svg:title/>
          <svg:desc/>
        </draw:frame>
        <draw:frame draw:id="id199" draw:style-name="a1084" draw:name="CasellaDiTesto 5_1" svg:x="4.88228in" svg:y="0.19685in" svg:width="5.74764in" svg:height="0.51535in">
          <draw:text-box>
            <text:p text:style-name="a1079" text:class-names="" text:cond-style-name=""><text:span text:style-name="a1078" text:class-names="">Codifica video semantica <text:s text:c="1"/>Codec H.265 esteso basato su RoI</text:span></text:p>
            <text:p text:style-name="a1081" text:class-names="" text:cond-style-name=""><text:span text:style-name="a1080" text:class-names=""/></text:p>
            <text:p text:style-name="a1083" text:class-names="" text:cond-style-name=""><text:span text:style-name="a1082" text:class-names="">Pistoia, 4/08/2020</text:span></text:p>
          </draw:text-box>
          <svg:title/>
          <svg:desc/>
        </draw:frame>
        <draw:frame draw:id="id200" draw:name="Tabella 5" svg:x="0.45315in" svg:y="2.78543in" svg:width="9.78307in" svg:height="5.03702in">
          <table:table table:style-name="a1085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1086" table:default-cell-style-name=""/>
            <table:table-column table:style-name="a1087" table:default-cell-style-name=""/>
            <table:table-column table:style-name="a1088" table:default-cell-style-name=""/>
            <table:table-column table:style-name="a1089" table:default-cell-style-name=""/>
            <table:table-row table:style-name="a1090" table:default-cell-style-name="">
              <table:table-cell table:style-name="a1094">
                <text:list text:style-name="a1093">
                  <text:list-item>
                    <text:p text:style-name="a1092" text:class-names="" text:cond-style-name=""><text:span text:style-name="a1091" text:class-names=""/></text:p>
                  </text:list-item>
                </text:list>
              </table:table-cell>
              <table:table-cell table:style-name="a1097">
                <text:p text:style-name="a1096" text:class-names="" text:cond-style-name=""><text:span text:style-name="a1095" text:class-names="">Qualità frame</text:span></text:p>
              </table:table-cell>
              <table:table-cell table:style-name="a1100">
                <text:p text:style-name="a1099" text:class-names="" text:cond-style-name=""><text:span text:style-name="a1098" text:class-names="">Qualità maschere</text:span></text:p>
              </table:table-cell>
              <table:table-cell table:style-name="a1103">
                <text:p text:style-name="a1102" text:class-names="" text:cond-style-name=""><text:span text:style-name="a1101" text:class-names="">Bitrate</text:span></text:p>
              </table:table-cell>
            </table:table-row>
            <table:table-row table:style-name="a1104" table:default-cell-style-name="">
              <table:table-cell table:style-name="a1109">
                <text:p text:style-name="a1106" text:class-names="" text:cond-style-name=""><text:span text:style-name="a1105" text:class-names="">Video smart</text:span></text:p>
                <text:p text:style-name="a1108" text:class-names="" text:cond-style-name=""><text:span text:style-name="a1107" text:class-names="">(Fiorentina-Roma)</text:span></text:p>
              </table:table-cell>
              <table:table-cell table:style-name="a1116">
                <text:p text:style-name="a1111" text:class-names="" text:cond-style-name=""><text:span text:style-name="a1110" text:class-names="">SSIM: 0,0358</text:span></text:p>
                <text:p text:style-name="a1115" text:class-names="" text:cond-style-name=""><text:span text:style-name="a1112" text:class-names="">LPIPS:</text:span><text:span text:style-name="a1113" text:class-names="">170,45</text:span><text:span text:style-name="a1114" text:class-names=""/></text:p>
              </table:table-cell>
              <table:table-cell table:style-name="a1123">
                <text:p text:style-name="a1118" text:class-names="" text:cond-style-name=""><text:span text:style-name="a1117" text:class-names="">SSIM: 0,0023</text:span></text:p>
                <text:p text:style-name="a1122" text:class-names="" text:cond-style-name=""><text:span text:style-name="a1119" text:class-names="">LPIPS:</text:span><text:span text:style-name="a1120" text:class-names="">165,97</text:span><text:span text:style-name="a1121" text:class-names=""/></text:p>
              </table:table-cell>
              <table:table-cell table:style-name="a1126">
                <text:p text:style-name="a1125" text:class-names="" text:cond-style-name=""><text:span text:style-name="a1124" text:class-names="">10,8 Mbit/s</text:span></text:p>
              </table:table-cell>
            </table:table-row>
            <table:table-row table:style-name="a1127" table:default-cell-style-name="">
              <table:table-cell table:style-name="a1132">
                <text:p text:style-name="a1129" text:class-names="" text:cond-style-name=""><text:span text:style-name="a1128" text:class-names="">Video standard</text:span></text:p>
                <text:p text:style-name="a1131" text:class-names="" text:cond-style-name=""><text:span text:style-name="a1130" text:class-names="">(Fiorentina-Roma)</text:span></text:p>
              </table:table-cell>
              <table:table-cell table:style-name="a1139">
                <text:p text:style-name="a1134" text:class-names="" text:cond-style-name=""><text:span text:style-name="a1133" text:class-names="">SSIM: 0,0343</text:span></text:p>
                <text:p text:style-name="a1138" text:class-names="" text:cond-style-name=""><text:span text:style-name="a1135" text:class-names="">LPIPS:</text:span><text:span text:style-name="a1136" text:class-names="">173,32</text:span><text:span text:style-name="a1137" text:class-names=""/></text:p>
              </table:table-cell>
              <table:table-cell table:style-name="a1146">
                <text:p text:style-name="a1141" text:class-names="" text:cond-style-name=""><text:span text:style-name="a1140" text:class-names="">SSIM: 0,0023</text:span></text:p>
                <text:p text:style-name="a1145" text:class-names="" text:cond-style-name=""><text:span text:style-name="a1142" text:class-names="">LPIPS:</text:span><text:span text:style-name="a1143" text:class-names="">167,60</text:span><text:span text:style-name="a1144" text:class-names=""/></text:p>
              </table:table-cell>
              <table:table-cell table:style-name="a1149">
                <text:p text:style-name="a1148" text:class-names="" text:cond-style-name=""><text:span text:style-name="a1147" text:class-names="">20,6 Mbit/s</text:span></text:p>
              </table:table-cell>
            </table:table-row>
            <table:table-row table:style-name="a1150" table:default-cell-style-name="">
              <table:table-cell table:style-name="a1155">
                <text:p text:style-name="a1152" text:class-names="" text:cond-style-name=""><text:span text:style-name="a1151" text:class-names="">Video smart</text:span></text:p>
                <text:p text:style-name="a1154" text:class-names="" text:cond-style-name=""><text:span text:style-name="a1153" text:class-names="">(Chievo-Napoli)</text:span></text:p>
              </table:table-cell>
              <table:table-cell table:style-name="a1162">
                <text:p text:style-name="a1157" text:class-names="" text:cond-style-name=""><text:span text:style-name="a1156" text:class-names="">SSIM: 0,14</text:span></text:p>
                <text:p text:style-name="a1161" text:class-names="" text:cond-style-name=""><text:span text:style-name="a1158" text:class-names="">LPIPS:</text:span><text:span text:style-name="a1159" text:class-names="">173,44</text:span><text:span text:style-name="a1160" text:class-names=""/></text:p>
              </table:table-cell>
              <table:table-cell table:style-name="a1169">
                <text:p text:style-name="a1164" text:class-names="" text:cond-style-name=""><text:span text:style-name="a1163" text:class-names="">SSIM: 0,0126</text:span></text:p>
                <text:p text:style-name="a1168" text:class-names="" text:cond-style-name=""><text:span text:style-name="a1165" text:class-names="">LPIPS:</text:span><text:span text:style-name="a1166" text:class-names="">165,76</text:span><text:span text:style-name="a1167" text:class-names=""/></text:p>
              </table:table-cell>
              <table:table-cell table:style-name="a1172">
                <text:p text:style-name="a1171" text:class-names="" text:cond-style-name=""><text:span text:style-name="a1170" text:class-names="">3,84 Mbit/s</text:span></text:p>
              </table:table-cell>
            </table:table-row>
            <table:table-row table:style-name="a1173" table:default-cell-style-name="">
              <table:table-cell table:style-name="a1178">
                <text:p text:style-name="a1175" text:class-names="" text:cond-style-name=""><text:span text:style-name="a1174" text:class-names="">Video standard</text:span></text:p>
                <text:p text:style-name="a1177" text:class-names="" text:cond-style-name=""><text:span text:style-name="a1176" text:class-names="">(Chievo-Napoli)</text:span></text:p>
              </table:table-cell>
              <table:table-cell table:style-name="a1185">
                <text:p text:style-name="a1180" text:class-names="" text:cond-style-name=""><text:span text:style-name="a1179" text:class-names="">SSIM: 0,1377</text:span></text:p>
                <text:p text:style-name="a1184" text:class-names="" text:cond-style-name=""><text:span text:style-name="a1181" text:class-names="">LPIPS:</text:span><text:span text:style-name="a1182" text:class-names="">174,53</text:span><text:span text:style-name="a1183" text:class-names=""/></text:p>
              </table:table-cell>
              <table:table-cell table:style-name="a1192">
                <text:p text:style-name="a1187" text:class-names="" text:cond-style-name=""><text:span text:style-name="a1186" text:class-names="">SSIM: 0,0126</text:span></text:p>
                <text:p text:style-name="a1191" text:class-names="" text:cond-style-name=""><text:span text:style-name="a1188" text:class-names="">LPIPS:</text:span><text:span text:style-name="a1189" text:class-names="">167,761</text:span><text:span text:style-name="a1190" text:class-names=""/></text:p>
              </table:table-cell>
              <table:table-cell table:style-name="a1195">
                <text:p text:style-name="a1194" text:class-names="" text:cond-style-name=""><text:span text:style-name="a1193" text:class-names="">6,2 Mbit/s</text:span></text:p>
              </table:table-cell>
            </table:table-row>
            <table:table-row table:style-name="a1196" table:default-cell-style-name="">
              <table:table-cell table:style-name="a1201">
                <text:p text:style-name="a1198" text:class-names="" text:cond-style-name=""><text:span text:style-name="a1197" text:class-names="">Video smart</text:span></text:p>
                <text:p text:style-name="a1200" text:class-names="" text:cond-style-name=""><text:span text:style-name="a1199" text:class-names="">(Genoa-Milan)</text:span></text:p>
              </table:table-cell>
              <table:table-cell table:style-name="a1208">
                <text:p text:style-name="a1203" text:class-names="" text:cond-style-name=""><text:span text:style-name="a1202" text:class-names="">SSIM: 0,1035</text:span></text:p>
                <text:p text:style-name="a1207" text:class-names="" text:cond-style-name=""><text:span text:style-name="a1204" text:class-names="">LPIPS:</text:span><text:span text:style-name="a1205" text:class-names="">174,19</text:span><text:span text:style-name="a1206" text:class-names=""/></text:p>
              </table:table-cell>
              <table:table-cell table:style-name="a1215">
                <text:p text:style-name="a1210" text:class-names="" text:cond-style-name=""><text:span text:style-name="a1209" text:class-names="">SSIM: 0,0483</text:span></text:p>
                <text:p text:style-name="a1214" text:class-names="" text:cond-style-name=""><text:span text:style-name="a1211" text:class-names="">LPIPS:</text:span><text:span text:style-name="a1212" text:class-names="">164,29</text:span><text:span text:style-name="a1213" text:class-names=""/></text:p>
              </table:table-cell>
              <table:table-cell table:style-name="a1218">
                <text:p text:style-name="a1217" text:class-names="" text:cond-style-name=""><text:span text:style-name="a1216" text:class-names="">8,9 Mbit/s</text:span></text:p>
              </table:table-cell>
            </table:table-row>
            <table:table-row table:style-name="a1219" table:default-cell-style-name="">
              <table:table-cell table:style-name="a1224">
                <text:p text:style-name="a1221" text:class-names="" text:cond-style-name=""><text:span text:style-name="a1220" text:class-names="">Video standard</text:span></text:p>
                <text:p text:style-name="a1223" text:class-names="" text:cond-style-name=""><text:span text:style-name="a1222" text:class-names="">(Genoa-Milan)</text:span></text:p>
              </table:table-cell>
              <table:table-cell table:style-name="a1231">
                <text:p text:style-name="a1226" text:class-names="" text:cond-style-name=""><text:span text:style-name="a1225" text:class-names="">SSIM: 0,1008</text:span></text:p>
                <text:p text:style-name="a1230" text:class-names="" text:cond-style-name=""><text:span text:style-name="a1227" text:class-names="">LPIPS:</text:span><text:span text:style-name="a1228" text:class-names="">177,78</text:span><text:span text:style-name="a1229" text:class-names=""/></text:p>
              </table:table-cell>
              <table:table-cell table:style-name="a1238">
                <text:p text:style-name="a1233" text:class-names="" text:cond-style-name=""><text:span text:style-name="a1232" text:class-names="">SSIM: 0,0483</text:span></text:p>
                <text:p text:style-name="a1237" text:class-names="" text:cond-style-name=""><text:span text:style-name="a1234" text:class-names="">LPIPS:</text:span><text:span text:style-name="a1235" text:class-names="">168,13</text:span><text:span text:style-name="a1236" text:class-names=""/></text:p>
              </table:table-cell>
              <table:table-cell table:style-name="a1241">
                <text:p text:style-name="a1240" text:class-names="" text:cond-style-name=""><text:span text:style-name="a1239" text:class-names="">17,7 Mbit/s</text:span></text:p>
              </table:table-cell>
            </table:table-row>
          </table:table>
          <draw:image xlink:href="media/image8.png" xlink:type="simple" xlink:show="embed" xlink:actuate="onLoad"/>
          <svg:title/>
          <svg:desc/>
        </draw:frame>
        <presentation:notes draw:style-name="a1251">
          <draw:frame draw:id="id201" draw:style-name="a1244" draw:name="Segnaposto numero diapositiva 6" svg:x="4.26484in" svg:y="10.41225in" svg:width="3.26986in" svg:height="0.54764in">
            <draw:text-box>
              <text:p text:style-name="a1243" text:class-names="" text:cond-style-name=""><text:span text:style-name="a1242" text:class-names=""><text:page-number style:num-format="1" text:fixed="false"/></text:span></text:p>
            </draw:text-box>
            <svg:title/>
            <svg:desc/>
          </draw:frame>
          <draw:frame draw:id="id202" draw:style-name="a1248" draw:name="Segnaposto numero diapositiva 6_1" svg:x="4.26484in" svg:y="10.41225in" svg:width="3.26986in" svg:height="0.54764in">
            <draw:text-box>
              <text:p text:style-name="a1247" text:class-names="" text:cond-style-name=""><text:span text:style-name="a1245" text:class-names=""><text:page-number style:num-format="1" text:fixed="false"/></text:span><text:span text:style-name="a1246" text:class-names=""/></text:p>
            </draw:text-box>
            <svg:title/>
            <svg:desc/>
          </draw:frame>
          <draw:page-thumbnail draw:page-number="12" svg:x="1.02778in" svg:y="0.83333in" svg:width="5.47743in" svg:height="4.10938in" presentation:class="page" draw:id="id203" presentation:style-name="a1249" draw:name="Segnaposto immagine diapositiva 1_1">
            <svg:title/>
            <svg:desc/>
          </draw:page-thumbnail>
          <draw:frame draw:id="id204" presentation:style-name="a1250" draw:name="Segnaposto note 2_1" svg:x="0.7535in" svg:y="5.20594in" svg:width="6.02768in" svg:height="4.93175in" presentation:class="notes" presentation:placeholder="true">
            <draw:text-box/>
            <svg:title/>
            <svg:desc/>
          </draw:frame>
        </presentation:notes>
      </draw:page>
      <draw:page draw:name="page13" draw:style-name="a1252" draw:master-page-name="Master1-Layout7-blank-Vuota" presentation:presentation-page-layout-name="Master1-PPL7" draw:id="Slide-268">
        <draw:frame draw:id="id205" draw:style-name="a1255" draw:name="CasellaDiTesto 3_1" svg:x="10.03937in" svg:y="7.7378in" svg:width="0.19685in" svg:height="0.31496in">
          <draw:text-box>
            <text:p text:style-name="a1254" text:class-names="" text:cond-style-name=""><text:span text:style-name="a1253" text:class-names="">17</text:span></text:p>
          </draw:text-box>
          <svg:title/>
          <svg:desc/>
        </draw:frame>
        <draw:frame draw:id="id206" draw:style-name="a1262" draw:name="CasellaDiTesto 5_2" svg:x="4.88228in" svg:y="0.19685in" svg:width="5.74764in" svg:height="0.51535in">
          <draw:text-box>
            <text:p text:style-name="a1257" text:class-names="" text:cond-style-name=""><text:span text:style-name="a1256" text:class-names="">Codifica video semantica <text:s text:c="1"/>Codec H.265 esteso basato su RoI</text:span></text:p>
            <text:p text:style-name="a1259" text:class-names="" text:cond-style-name=""><text:span text:style-name="a1258" text:class-names=""/></text:p>
            <text:p text:style-name="a1261" text:class-names="" text:cond-style-name=""><text:span text:style-name="a1260" text:class-names="">Pistoia, 4/08/2020</text:span></text:p>
          </draw:text-box>
          <svg:title/>
          <svg:desc/>
        </draw:frame>
        <draw:frame draw:id="id207" draw:name="Tabella 3" svg:x="0.50945in" svg:y="0.9in" svg:width="9.78307in" svg:height="3.55788in">
          <table:table table:style-name="a1263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1264" table:default-cell-style-name=""/>
            <table:table-column table:style-name="a1265" table:default-cell-style-name=""/>
            <table:table-column table:style-name="a1266" table:default-cell-style-name=""/>
            <table:table-column table:style-name="a1267" table:default-cell-style-name=""/>
            <table:table-row table:style-name="a1268" table:default-cell-style-name="">
              <table:table-cell table:style-name="a1272">
                <text:list text:style-name="a1271">
                  <text:list-item>
                    <text:p text:style-name="a1270" text:class-names="" text:cond-style-name=""><text:span text:style-name="a1269" text:class-names=""/></text:p>
                  </text:list-item>
                </text:list>
              </table:table-cell>
              <table:table-cell table:style-name="a1275">
                <text:p text:style-name="a1274" text:class-names="" text:cond-style-name=""><text:span text:style-name="a1273" text:class-names="">Qualità frame</text:span></text:p>
              </table:table-cell>
              <table:table-cell table:style-name="a1278">
                <text:p text:style-name="a1277" text:class-names="" text:cond-style-name=""><text:span text:style-name="a1276" text:class-names="">Qualità maschere</text:span></text:p>
              </table:table-cell>
              <table:table-cell table:style-name="a1281">
                <text:p text:style-name="a1280" text:class-names="" text:cond-style-name=""><text:span text:style-name="a1279" text:class-names="">Bitrate</text:span></text:p>
              </table:table-cell>
            </table:table-row>
            <table:table-row table:style-name="a1282" table:default-cell-style-name="">
              <table:table-cell table:style-name="a1287">
                <text:p text:style-name="a1284" text:class-names="" text:cond-style-name=""><text:span text:style-name="a1283" text:class-names="">Video smart</text:span></text:p>
                <text:p text:style-name="a1286" text:class-names="" text:cond-style-name=""><text:span text:style-name="a1285" text:class-names="">(Palermo-2Tempo)</text:span></text:p>
              </table:table-cell>
              <table:table-cell table:style-name="a1294">
                <text:p text:style-name="a1289" text:class-names="" text:cond-style-name=""><text:span text:style-name="a1288" text:class-names="">SSIM: 0,0632</text:span></text:p>
                <text:p text:style-name="a1293" text:class-names="" text:cond-style-name=""><text:span text:style-name="a1290" text:class-names="">LPIPS:</text:span><text:span text:style-name="a1291" text:class-names="">173,67</text:span><text:span text:style-name="a1292" text:class-names=""/></text:p>
              </table:table-cell>
              <table:table-cell table:style-name="a1301">
                <text:p text:style-name="a1296" text:class-names="" text:cond-style-name=""><text:span text:style-name="a1295" text:class-names="">SSIM: 0,0632</text:span></text:p>
                <text:p text:style-name="a1300" text:class-names="" text:cond-style-name=""><text:span text:style-name="a1297" text:class-names="">LPIPS:<text:s text:c="1"/></text:span><text:span text:style-name="a1298" text:class-names="">166,13</text:span><text:span text:style-name="a1299" text:class-names=""/></text:p>
              </table:table-cell>
              <table:table-cell table:style-name="a1304">
                <text:p text:style-name="a1303" text:class-names="" text:cond-style-name=""><text:span text:style-name="a1302" text:class-names="">10,5 Mbit/s</text:span></text:p>
              </table:table-cell>
            </table:table-row>
            <table:table-row table:style-name="a1305" table:default-cell-style-name="">
              <table:table-cell table:style-name="a1310">
                <text:p text:style-name="a1307" text:class-names="" text:cond-style-name=""><text:span text:style-name="a1306" text:class-names="">Video standard</text:span></text:p>
                <text:p text:style-name="a1309" text:class-names="" text:cond-style-name=""><text:span text:style-name="a1308" text:class-names="">(Palermo-2Tempo)</text:span></text:p>
              </table:table-cell>
              <table:table-cell table:style-name="a1317">
                <text:p text:style-name="a1312" text:class-names="" text:cond-style-name=""><text:span text:style-name="a1311" text:class-names="">SSIM: 0,0623</text:span></text:p>
                <text:p text:style-name="a1316" text:class-names="" text:cond-style-name=""><text:span text:style-name="a1313" text:class-names="">LPIPS:<text:s text:c="1"/></text:span><text:span text:style-name="a1314" text:class-names="">175,074</text:span><text:span text:style-name="a1315" text:class-names=""/></text:p>
              </table:table-cell>
              <table:table-cell table:style-name="a1324">
                <text:p text:style-name="a1319" text:class-names="" text:cond-style-name=""><text:span text:style-name="a1318" text:class-names="">SSIM: 0,0623</text:span></text:p>
                <text:p text:style-name="a1323" text:class-names="" text:cond-style-name=""><text:span text:style-name="a1320" text:class-names="">LPIPS:<text:s text:c="1"/></text:span><text:span text:style-name="a1321" text:class-names="">167,13</text:span><text:span text:style-name="a1322" text:class-names=""/></text:p>
              </table:table-cell>
              <table:table-cell table:style-name="a1327">
                <text:p text:style-name="a1326" text:class-names="" text:cond-style-name=""><text:span text:style-name="a1325" text:class-names="">20,2 Mbit/s</text:span></text:p>
              </table:table-cell>
            </table:table-row>
            <table:table-row table:style-name="a1328" table:default-cell-style-name="">
              <table:table-cell table:style-name="a1333">
                <text:p text:style-name="a1330" text:class-names="" text:cond-style-name=""><text:span text:style-name="a1329" text:class-names="">Video smart</text:span></text:p>
                <text:p text:style-name="a1332" text:class-names="" text:cond-style-name=""><text:span text:style-name="a1331" text:class-names="">(Napoli-Crotone)</text:span></text:p>
              </table:table-cell>
              <table:table-cell table:style-name="a1340">
                <text:p text:style-name="a1335" text:class-names="" text:cond-style-name=""><text:span text:style-name="a1334" text:class-names="">SSIM: 0,7604</text:span></text:p>
                <text:p text:style-name="a1339" text:class-names="" text:cond-style-name=""><text:span text:style-name="a1336" text:class-names="">LPIPS:<text:s text:c="1"/></text:span><text:span text:style-name="a1337" text:class-names="">167,31</text:span><text:span text:style-name="a1338" text:class-names=""/></text:p>
              </table:table-cell>
              <table:table-cell table:style-name="a1347">
                <text:p text:style-name="a1342" text:class-names="" text:cond-style-name=""><text:span text:style-name="a1341" text:class-names="">SSIM: 0,7604</text:span></text:p>
                <text:p text:style-name="a1346" text:class-names="" text:cond-style-name=""><text:span text:style-name="a1343" text:class-names="">LPIPS:<text:s text:c="1"/></text:span><text:span text:style-name="a1344" text:class-names="">164,50</text:span><text:span text:style-name="a1345" text:class-names=""/></text:p>
              </table:table-cell>
              <table:table-cell table:style-name="a1350">
                <text:p text:style-name="a1349" text:class-names="" text:cond-style-name=""><text:span text:style-name="a1348" text:class-names="">15,7 Mbit/s</text:span></text:p>
              </table:table-cell>
            </table:table-row>
            <table:table-row table:style-name="a1351" table:default-cell-style-name="">
              <table:table-cell table:style-name="a1356">
                <text:p text:style-name="a1353" text:class-names="" text:cond-style-name=""><text:span text:style-name="a1352" text:class-names="">Video standard</text:span></text:p>
                <text:p text:style-name="a1355" text:class-names="" text:cond-style-name=""><text:span text:style-name="a1354" text:class-names="">(Napoli-Crotone)</text:span></text:p>
              </table:table-cell>
              <table:table-cell table:style-name="a1363">
                <text:p text:style-name="a1358" text:class-names="" text:cond-style-name=""><text:span text:style-name="a1357" text:class-names="">SSIM: 0,7551</text:span></text:p>
                <text:p text:style-name="a1362" text:class-names="" text:cond-style-name=""><text:span text:style-name="a1359" text:class-names="">LPIPS:<text:s text:c="1"/></text:span><text:span text:style-name="a1360" text:class-names="">170,32</text:span><text:span text:style-name="a1361" text:class-names=""/></text:p>
              </table:table-cell>
              <table:table-cell table:style-name="a1370">
                <text:p text:style-name="a1365" text:class-names="" text:cond-style-name=""><text:span text:style-name="a1364" text:class-names="">SSIM: 0,7551</text:span></text:p>
                <text:p text:style-name="a1369" text:class-names="" text:cond-style-name=""><text:span text:style-name="a1366" text:class-names="">LPIPS:<text:s text:c="1"/></text:span><text:span text:style-name="a1367" text:class-names="">168,35</text:span><text:span text:style-name="a1368" text:class-names=""/></text:p>
              </table:table-cell>
              <table:table-cell table:style-name="a1373">
                <text:p text:style-name="a1372" text:class-names="" text:cond-style-name=""><text:span text:style-name="a1371" text:class-names="">28,6 Mbit/s</text:span></text:p>
              </table:table-cell>
            </table:table-row>
          </table:table>
          <draw:image xlink:href="media/image9.png" xlink:type="simple" xlink:show="embed" xlink:actuate="onLoad"/>
          <svg:title/>
          <svg:desc/>
        </draw:frame>
        <presentation:notes draw:style-name="a1382">
          <draw:frame draw:id="id208" draw:style-name="a1376" draw:name="Segnaposto numero diapositiva 6" svg:x="4.26484in" svg:y="10.41225in" svg:width="3.26986in" svg:height="0.54764in">
            <draw:text-box>
              <text:p text:style-name="a1375" text:class-names="" text:cond-style-name=""><text:span text:style-name="a1374" text:class-names=""><text:page-number style:num-format="1" text:fixed="false"/></text:span></text:p>
            </draw:text-box>
            <svg:title/>
            <svg:desc/>
          </draw:frame>
          <draw:frame draw:id="id209" draw:style-name="a1379" draw:name="Segnaposto numero diapositiva 6_2" svg:x="4.26484in" svg:y="10.41225in" svg:width="3.26986in" svg:height="0.54764in">
            <draw:text-box>
              <text:p text:style-name="a1378" text:class-names="" text:cond-style-name=""><text:span text:style-name="a1377" text:class-names=""><text:page-number style:num-format="1" text:fixed="false"/></text:span></text:p>
            </draw:text-box>
            <svg:title/>
            <svg:desc/>
          </draw:frame>
          <draw:page-thumbnail draw:page-number="13" svg:x="1.02778in" svg:y="0.83333in" svg:width="5.47743in" svg:height="4.10938in" presentation:class="page" draw:id="id210" presentation:style-name="a1380" draw:name="Segnaposto immagine diapositiva 1_2">
            <svg:title/>
            <svg:desc/>
          </draw:page-thumbnail>
          <draw:frame draw:id="id211" presentation:style-name="a1381" draw:name="Segnaposto note 2_2" svg:x="0.7535in" svg:y="5.20594in" svg:width="6.02768in" svg:height="4.93175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titolo">
      <presentation:placeholder presentation:object="title" svg:x="1.37835in" svg:y="1.35236in" svg:width="8.26732in" svg:height="2.87835in"/>
      <presentation:placeholder presentation:object="subtitle" svg:x="1.37835in" svg:y="4.34213in" svg:width="8.26732in" svg:height="1.9964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olo e contenuto">
      <presentation:placeholder presentation:object="title" svg:x="0.55118in" svg:y="0.32953in" svg:width="9.92087in" svg:height="1.38031in"/>
      <presentation:placeholder presentation:object="title" svg:x="0.55118in" svg:y="1.93465in" svg:width="9.92087in" svg:height="4.7952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  <presentation:placeholder presentation:object="object" svg:x="0.55118in" svg:y="1.93425in" svg:width="9.92126in" svg:height="4.79449in"/>
    </style:presentation-page-layout>
    <style:presentation-page-layout style:name="Master1-PPL3" style:display-name="Intestazione sezione">
      <presentation:placeholder presentation:object="title" svg:x="0.75157in" svg:y="2.06063in" svg:width="9.50866in" svg:height="3.43937in"/>
      <presentation:placeholder presentation:object="outline" svg:x="0.75157in" svg:y="5.53307in" svg:width="9.50866in" svg:height="1.8074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ue contenuti">
      <presentation:placeholder presentation:object="title" svg:x="0.55118in" svg:y="0.32953in" svg:width="9.92087in" svg:height="1.38031in"/>
      <presentation:placeholder presentation:object="title" svg:x="0.55039in" svg:y="1.93386in" svg:width="4.87677in" svg:height="4.79528in"/>
      <presentation:placeholder presentation:object="title" svg:x="5.5937in" svg:y="1.93386in" svg:width="4.87835in" svg:height="4.7952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nfronto">
      <presentation:placeholder presentation:object="title" svg:x="0.75866in" svg:y="0.44094in" svg:width="9.50866in" svg:height="1.59724in"/>
      <presentation:placeholder presentation:object="outline" svg:x="0.75866in" svg:y="2.02598in" svg:width="4.66496in" svg:height="0.99291in"/>
      <presentation:placeholder presentation:object="title" svg:x="0.75866in" svg:y="3.01929in" svg:width="4.66496in" svg:height="4.44252in"/>
      <presentation:placeholder presentation:object="outline" svg:x="5.5815in" svg:y="2.02598in" svg:width="4.68583in" svg:height="0.99291in"/>
      <presentation:placeholder presentation:object="title" svg:x="5.5815in" svg:y="3.01929in" svg:width="4.68583in" svg:height="4.44252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Solo titolo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Vuota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  <presentation:placeholder presentation:object="title" svg:x="0.55118in" svg:y="0.32953in" svg:width="9.92126in" svg:height="1.37992in"/>
      <presentation:placeholder presentation:object="outline" svg:x="0.55118in" svg:y="1.93425in" svg:width="9.92126in" svg:height="4.79449in"/>
    </style:presentation-page-layout>
    <style:presentation-page-layout style:name="Master1-PPL8" style:display-name="Contenuto con didascalia">
      <presentation:placeholder presentation:object="title" svg:x="0.75866in" svg:y="0.55039in" svg:width="3.55551in" svg:height="1.93071in"/>
      <presentation:placeholder presentation:object="title" svg:x="4.6874in" svg:y="1.19094in" svg:width="5.57992in" svg:height="5.8752in"/>
      <presentation:placeholder presentation:object="outline" svg:x="0.75866in" svg:y="2.48071in" svg:width="3.55551in" svg:height="4.5937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magine con didascalia">
      <presentation:placeholder presentation:object="title" svg:x="0.75866in" svg:y="0.55039in" svg:width="3.55551in" svg:height="1.93071in"/>
      <presentation:placeholder presentation:object="title" svg:x="4.6874in" svg:y="1.19094in" svg:width="5.57992in" svg:height="5.8752in"/>
      <presentation:placeholder presentation:object="outline" svg:x="0.75866in" svg:y="2.48071in" svg:width="3.55551in" svg:height="4.5937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olo e testo verticale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52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itolo e testo verticale">
      <presentation:placeholder presentation:object="title" svg:x="7.99291in" svg:y="0.32992in" svg:width="2.47913in" svg:height="6.39921in"/>
      <presentation:placeholder presentation:object="outline" svg:x="0.55039in" svg:y="0.32992in" svg:width="7.27598in" svg:height="6.3992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619" svg:viewBox="0 0 20 30" svg:d="m10 0-10 30h20z"/>
    <draw:marker draw:name="a636" svg:viewBox="0 0 20 30" svg:d="m10 0-10 30h20z"/>
    <draw:marker draw:name="a624" svg:viewBox="0 0 20 30" svg:d="m10 0-10 30h20z"/>
    <draw:marker draw:name="a655" svg:viewBox="0 0 20 30" svg:d="m10 0-10 30h20z"/>
    <draw:marker draw:name="a650" svg:viewBox="0 0 20 30" svg:d="m10 0-10 30h20z"/>
    <draw:marker draw:name="a629" svg:viewBox="0 0 20 30" svg:d="m10 0-10 30h20z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7.53472in" fo:page-height="10.96007in" style:print-orientation="portrait" style:register-truth-ref-style-name=""/>
    </style:page-layout>
    <style:page-layout style:name="pageLayout3">
      <style:page-layout-properties fo:page-width="7.53472in" fo:page-height="10.96007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righ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2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4">
      <style:graphic-properties draw:fill="none" draw:stroke="non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PingFang SC" style:font-family-complex="Arial Unicode M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PingFang SC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">
      <style:paragraph-properties fo:line-height="100%" fo:text-align="lef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">
      <style:graphic-properties draw:fill="none" draw:stroke="non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righ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3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">
      <style:paragraph-properties fo:line-height="100%" fo:text-align="lef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">
      <style:paragraph-properties fo:line-height="100%" fo:text-align="righ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draw:fill="none" draw:stroke="none"/>
    </style:style>
    <style:style style:family="presentation" style:name="a1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3">
      <style:graphic-properties draw:fill="none" draw:stroke="non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">
      <style:graphic-properties draw:fill="none" draw:stroke="non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3">
      <style:graphic-properties draw:fill="none" draw:stroke="non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fo:text-align="lef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draw:fill="none" draw:stroke="none"/>
    </style:style>
    <style:style style:family="presentation" style:name="a2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0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59">
      <style:paragraph-properties fo:line-height="100%" fo:text-align="lef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no-wrap" fo:padding-top="0.04559in" fo:padding-bottom="0.04559in" fo:padding-left="0.0912in" fo:padding-right="0.091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100%" fo:text-align="lef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no-wrap" fo:padding-top="0.04559in" fo:padding-bottom="0.04559in" fo:padding-left="0.0912in" fo:padding-right="0.091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lef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no-wrap" fo:padding-top="0.04559in" fo:padding-bottom="0.04559in" fo:padding-left="0.0912in" fo:padding-right="0.0912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41">
      <style:paragraph-properties fo:line-height="100%" fo:text-align="lef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righ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1">
      <style:paragraph-properties fo:line-height="100%" fo:text-align="lef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righ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62">
      <style:paragraph-properties fo:line-height="100%" fo:text-align="lef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righ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1">
      <style:paragraph-properties fo:line-height="100%" fo:text-align="righ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no-wrap" fo:padding-top="0.04559in" fo:padding-bottom="0.04559in" fo:padding-left="0.0912in" fo:padding-right="0.0912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PingFang SC" style:font-family-complex="Arial Unicode M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PingFang SC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draw:fill="none" draw:stroke="none"/>
    </style:style>
    <style:style style:family="presentation" style:name="a2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77">
      <style:graphic-properties draw:fill="none" draw:stroke="non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7">
      <style:graphic-properties draw:fill="none" draw:stroke="non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1">
      <style:paragraph-properties fo:line-height="100%" fo:text-align="righ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9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9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5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9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PingFang SC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PingFang SC" style:font-family-complex="Arial Unicode M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5">
      <style:paragraph-properties fo:line-height="100%" fo:text-align="lef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draw:fill="none" draw:stroke="none"/>
    </style:style>
    <style:style style:family="presentation" style:name="a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lef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righ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0">
      <style:paragraph-properties fo:line-height="100%" fo:text-align="lef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left" style:tab-stop-distance="0.92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text:list-style style:name="a386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9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7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7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43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8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9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2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23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26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34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2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30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80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27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83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</office:automatic-styles>
  <office:master-styles>
    <draw:layer-set>
      <draw:layer draw:name="Master1-bg" draw:protected="true"/>
    </draw:layer-set>
    <style:master-page style:name="Master1-Predefinito" style:page-layout-name="pageLayout1" draw:style-name="a0">
      <draw:frame draw:id="id0" presentation:style-name="a3" draw:name="Segnaposto titolo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Segnaposto testo 2" svg:x="0.55118in" svg:y="1.93465in" svg:width="9.92087in" svg:height="4.7952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Fare clic per modificare gli stili del testo dello schema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o livello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Segnaposto data 3" svg:x="0.55118in" svg:y="7.53189in" svg:width="2.56811in" svg:height="0.57008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Segnaposto piè di pagina 4" svg:x="3.77008in" svg:y="7.53189in" svg:width="3.49409in" svg:height="0.57008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Segnaposto numero diapositiva 5" svg:x="7.90394in" svg:y="7.53189in" svg:width="2.56811in" svg:height="0.57008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1.02778in" svg:y="0.83333in" svg:width="5.47917in" svg:height="4.10938in" presentation:class="page" draw:id="id5" presentation:style-name="a29" draw:name="Segnaposto immagine diapositiva 1">
          <svg:title/>
          <svg:desc/>
        </draw:page-thumbnail>
        <draw:frame draw:id="id6" presentation:style-name="a32" draw:name="Segnaposto note 2" svg:x="0.7535in" svg:y="5.20594in" svg:width="6.02768in" svg:height="4.93175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Segnaposto intestazione 3" svg:x="0in" svg:y="0in" svg:width="3.26986in" svg:height="0.54764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Segnaposto data 4" svg:x="4.26484in" svg:y="0in" svg:width="3.26986in" svg:height="0.54764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Segnaposto piè di pagina 5" svg:x="0in" svg:y="10.41225in" svg:width="3.26986in" svg:height="0.54764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Segnaposto numero diapositiva 6" svg:x="4.26484in" svg:y="10.41225in" svg:width="3.26986in" svg:height="0.54764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titolo" style:page-layout-name="pageLayout1" draw:style-name="a46">
      <draw:frame draw:id="id11" presentation:style-name="a49" draw:name="Titolo 1" svg:x="1.37835in" svg:y="1.35236in" svg:width="8.26732in" svg:height="2.87835in" presentation:class="title" presentation:placeholder="false">
        <draw:text-box>
          <text:p text:style-name="a48" text:class-names="" text:cond-style-name=""><text:span text:style-name="a47" text:class-names="">Fare clic per modificare lo stile del titolo dello schema</text:span></text:p>
        </draw:text-box>
        <svg:title/>
        <svg:desc/>
      </draw:frame>
      <draw:frame draw:id="id12" presentation:style-name="a52" draw:name="Sottotitolo 2" svg:x="1.37835in" svg:y="4.34213in" svg:width="8.26732in" svg:height="1.99646in" presentation:class="subtitle" presentation:placeholder="false">
        <draw:text-box>
          <text:p text:style-name="a51" text:class-names="" text:cond-style-name=""><text:span text:style-name="a50" text:class-names="">Fare clic per modificare lo stile del sottotitolo dello schema</text:span></text:p>
        </draw:text-box>
        <svg:title/>
        <svg:desc/>
      </draw:frame>
      <draw:frame draw:id="id13" presentation:style-name="a55" draw:name="Segnaposto data 3" svg:x="0.55118in" svg:y="7.53189in" svg:width="2.56811in" svg:height="0.57008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Segnaposto piè di pagina 4" svg:x="3.77008in" svg:y="7.53189in" svg:width="3.49409in" svg:height="0.57008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Segnaposto numero diapositiva 5" svg:x="7.90394in" svg:y="7.53189in" svg:width="2.56811in" svg:height="0.57008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1.02778in" svg:y="0.83333in" svg:width="5.47917in" svg:height="4.10938in" presentation:class="page" draw:id="id5" presentation:style-name="a62" draw:name="Segnaposto immagine diapositiva 1">
          <svg:title/>
          <svg:desc/>
        </draw:page-thumbnail>
        <draw:frame draw:id="id6" presentation:style-name="a65" draw:name="Segnaposto note 2" svg:x="0.7535in" svg:y="5.20594in" svg:width="6.02768in" svg:height="4.93175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Segnaposto intestazione 3" svg:x="0in" svg:y="0in" svg:width="3.26986in" svg:height="0.54764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Segnaposto data 4" svg:x="4.26484in" svg:y="0in" svg:width="3.26986in" svg:height="0.54764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Segnaposto piè di pagina 5" svg:x="0in" svg:y="10.41225in" svg:width="3.26986in" svg:height="0.54764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Segnaposto numero diapositiva 6" svg:x="4.26484in" svg:y="10.41225in" svg:width="3.26986in" svg:height="0.54764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olo-e-contenuto" style:page-layout-name="pageLayout1" draw:style-name="a79">
      <draw:frame draw:id="id16" presentation:style-name="a82" draw:name="Titolo 1" svg:x="0.55118in" svg:y="0.32953in" svg:width="9.92087in" svg:height="1.38031in" presentation:class="title" presentation:placeholder="false">
        <draw:text-box>
          <text:p text:style-name="a81" text:class-names="" text:cond-style-name=""><text:span text:style-name="a80" text:class-names="">Fare clic per modificare lo stile del titolo dello schema</text:span></text:p>
        </draw:text-box>
        <svg:title/>
        <svg:desc/>
      </draw:frame>
      <draw:frame draw:id="id17" presentation:style-name="a85" draw:name="Segnaposto contenuto 2" svg:x="0.55118in" svg:y="1.93465in" svg:width="9.92087in" svg:height="4.79528in" presentation:class="title" presentation:placeholder="false">
        <draw:text-box>
          <text:p text:style-name="a84" text:class-names="" text:cond-style-name=""><text:span text:style-name="a83" text:class-names="">Fare clic per modificare gli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18" presentation:style-name="a88" draw:name="Segnaposto data 3" svg:x="0.55118in" svg:y="7.53189in" svg:width="2.56811in" svg:height="0.57008in" presentation:class="date-time" presentation:placeholder="false">
        <draw:text-box>
          <text:p text:style-name="a87" text:class-names="" text:cond-style-name=""><text:span text:style-name="a86" text:class-names=""/></text:p>
        </draw:text-box>
        <svg:title/>
        <svg:desc/>
      </draw:frame>
      <draw:frame draw:id="id19" presentation:style-name="a91" draw:name="Segnaposto piè di pagina 4" svg:x="3.77008in" svg:y="7.53189in" svg:width="3.49409in" svg:height="0.57008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20" presentation:style-name="a94" draw:name="Segnaposto numero diapositiva 5" svg:x="7.90394in" svg:y="7.53189in" svg:width="2.56811in" svg:height="0.57008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  <draw:frame draw:id="id21" presentation:style-name="a98" draw:name="Segnaposto contenuto 6" svg:x="0.55118in" svg:y="1.93425in" svg:width="9.92126in" svg:height="4.79449in" presentation:class="object" presentation:placeholder="false">
        <draw:text-box>
          <text:list text:style-name="a97">
            <text:list-item>
              <text:p text:style-name="a96" text:class-names="" text:cond-style-name=""><text:span text:style-name="a95" text:class-names=""/></text:p>
            </text:list-item>
          </text:list>
        </draw:text-box>
        <svg:title/>
        <svg:desc/>
      </draw:frame>
      <presentation:notes style:page-layout-name="pageLayout2" draw:style-name="a115">
        <draw:page-thumbnail svg:x="1.02778in" svg:y="0.83333in" svg:width="5.47917in" svg:height="4.10938in" presentation:class="page" draw:id="id5" presentation:style-name="a99" draw:name="Segnaposto immagine diapositiva 1">
          <svg:title/>
          <svg:desc/>
        </draw:page-thumbnail>
        <draw:frame draw:id="id6" presentation:style-name="a102" draw:name="Segnaposto note 2" svg:x="0.7535in" svg:y="5.20594in" svg:width="6.02768in" svg:height="4.93175in" presentation:class="notes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7" presentation:style-name="a105" draw:name="Segnaposto intestazione 3" svg:x="0in" svg:y="0in" svg:width="3.26986in" svg:height="0.54764in" presentation:class="header" presentation:placeholder="false">
          <draw:text-box>
            <text:p text:style-name="a104" text:class-names="" text:cond-style-name=""><text:span text:style-name="a103" text:class-names=""/></text:p>
          </draw:text-box>
          <svg:title/>
          <svg:desc/>
        </draw:frame>
        <draw:frame draw:id="id8" presentation:style-name="a108" draw:name="Segnaposto data 4" svg:x="4.26484in" svg:y="0in" svg:width="3.26986in" svg:height="0.54764in" presentation:class="date-time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9" presentation:style-name="a111" draw:name="Segnaposto piè di pagina 5" svg:x="0in" svg:y="10.41225in" svg:width="3.26986in" svg:height="0.54764in" presentation:class="footer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10" presentation:style-name="a114" draw:name="Segnaposto numero diapositiva 6" svg:x="4.26484in" svg:y="10.41225in" svg:width="3.26986in" svg:height="0.54764in" presentation:class="page-number" presentation:placeholder="false">
          <draw:text-box>
            <text:p text:style-name="a113" text:class-names="" text:cond-style-name=""><text:span text:style-name="a1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Intestazione-sezione" style:page-layout-name="pageLayout1" draw:style-name="a116">
      <draw:frame draw:id="id22" presentation:style-name="a119" draw:name="Titolo 1" svg:x="0.75157in" svg:y="2.06063in" svg:width="9.50866in" svg:height="3.43937in" presentation:class="title" presentation:placeholder="false">
        <draw:text-box>
          <text:p text:style-name="a118" text:class-names="" text:cond-style-name=""><text:span text:style-name="a117" text:class-names="">Fare clic per modificare lo stile del titolo dello schema</text:span></text:p>
        </draw:text-box>
        <svg:title/>
        <svg:desc/>
      </draw:frame>
      <draw:frame draw:id="id23" presentation:style-name="a123" draw:name="Segnaposto testo 2" svg:x="0.75157in" svg:y="5.53307in" svg:width="9.50866in" svg:height="1.80748in" presentation:class="outline" presentation:placeholder="false">
        <draw:text-box>
          <text:list text:style-name="a122">
            <text:list-item>
              <text:p text:style-name="a121" text:class-names="" text:cond-style-name=""><text:span text:style-name="a120" text:class-names="">Fare clic per modificare gli stili del testo dello schema</text:span></text:p>
            </text:list-item>
          </text:list>
        </draw:text-box>
        <svg:title/>
        <svg:desc/>
      </draw:frame>
      <draw:frame draw:id="id24" presentation:style-name="a126" draw:name="Segnaposto data 3" svg:x="0.55118in" svg:y="7.53189in" svg:width="2.56811in" svg:height="0.57008in" presentation:class="date-time" presentation:placeholder="false">
        <draw:text-box>
          <text:p text:style-name="a125" text:class-names="" text:cond-style-name=""><text:span text:style-name="a124" text:class-names=""/></text:p>
        </draw:text-box>
        <svg:title/>
        <svg:desc/>
      </draw:frame>
      <draw:frame draw:id="id25" presentation:style-name="a129" draw:name="Segnaposto piè di pagina 4" svg:x="3.77008in" svg:y="7.53189in" svg:width="3.49409in" svg:height="0.57008in" presentation:class="footer" presentation:placeholder="false">
        <draw:text-box>
          <text:p text:style-name="a128" text:class-names="" text:cond-style-name=""><text:span text:style-name="a127" text:class-names=""/></text:p>
        </draw:text-box>
        <svg:title/>
        <svg:desc/>
      </draw:frame>
      <draw:frame draw:id="id26" presentation:style-name="a132" draw:name="Segnaposto numero diapositiva 5" svg:x="7.90394in" svg:y="7.53189in" svg:width="2.56811in" svg:height="0.57008in" presentation:class="page-number" presentation:placeholder="false">
        <draw:text-box>
          <text:p text:style-name="a131" text:class-names="" text:cond-style-name=""><text:span text:style-name="a130" text:class-names=""><text:page-number style:num-format="1" text:fixed="false"/></text:span></text:p>
        </draw:text-box>
        <svg:title/>
        <svg:desc/>
      </draw:frame>
      <presentation:notes style:page-layout-name="pageLayout2" draw:style-name="a149">
        <draw:page-thumbnail svg:x="1.02778in" svg:y="0.83333in" svg:width="5.47917in" svg:height="4.10938in" presentation:class="page" draw:id="id5" presentation:style-name="a133" draw:name="Segnaposto immagine diapositiva 1">
          <svg:title/>
          <svg:desc/>
        </draw:page-thumbnail>
        <draw:frame draw:id="id6" presentation:style-name="a136" draw:name="Segnaposto note 2" svg:x="0.7535in" svg:y="5.20594in" svg:width="6.02768in" svg:height="4.93175in" presentation:class="notes" presentation:placeholder="false">
          <draw:text-box>
            <text:p text:style-name="a135" text:class-names="" text:cond-style-name=""><text:span text:style-name="a134" text:class-names=""/></text:p>
          </draw:text-box>
          <svg:title/>
          <svg:desc/>
        </draw:frame>
        <draw:frame draw:id="id7" presentation:style-name="a139" draw:name="Segnaposto intestazione 3" svg:x="0in" svg:y="0in" svg:width="3.26986in" svg:height="0.54764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8" presentation:style-name="a142" draw:name="Segnaposto data 4" svg:x="4.26484in" svg:y="0in" svg:width="3.26986in" svg:height="0.54764in" presentation:class="date-time" presentation:placeholder="false">
          <draw:text-box>
            <text:p text:style-name="a141" text:class-names="" text:cond-style-name=""><text:span text:style-name="a140" text:class-names=""/></text:p>
          </draw:text-box>
          <svg:title/>
          <svg:desc/>
        </draw:frame>
        <draw:frame draw:id="id9" presentation:style-name="a145" draw:name="Segnaposto piè di pagina 5" svg:x="0in" svg:y="10.41225in" svg:width="3.26986in" svg:height="0.54764in" presentation:class="footer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10" presentation:style-name="a148" draw:name="Segnaposto numero diapositiva 6" svg:x="4.26484in" svg:y="10.41225in" svg:width="3.26986in" svg:height="0.54764in" presentation:class="page-number" presentation:placeholder="false">
          <draw:text-box>
            <text:p text:style-name="a147" text:class-names="" text:cond-style-name=""><text:span text:style-name="a1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e-contenuti" style:page-layout-name="pageLayout1" draw:style-name="a150">
      <draw:frame draw:id="id27" presentation:style-name="a153" draw:name="Titolo 1" svg:x="0.55118in" svg:y="0.32953in" svg:width="9.92087in" svg:height="1.38031in" presentation:class="title" presentation:placeholder="false">
        <draw:text-box>
          <text:p text:style-name="a152" text:class-names="" text:cond-style-name=""><text:span text:style-name="a151" text:class-names="">Fare clic per modificare lo stile del titolo dello schema</text:span></text:p>
        </draw:text-box>
        <svg:title/>
        <svg:desc/>
      </draw:frame>
      <draw:frame draw:id="id28" presentation:style-name="a156" draw:name="Segnaposto contenuto 2" svg:x="0.55039in" svg:y="1.93386in" svg:width="4.87677in" svg:height="4.79528in" presentation:class="title" presentation:placeholder="false">
        <draw:text-box>
          <text:p text:style-name="a155" text:class-names="" text:cond-style-name=""><text:span text:style-name="a154" text:class-names="">Fare clic per modificare gli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29" presentation:style-name="a159" draw:name="Segnaposto contenuto 3" svg:x="5.5937in" svg:y="1.93386in" svg:width="4.87835in" svg:height="4.79528in" presentation:class="title" presentation:placeholder="false">
        <draw:text-box>
          <text:p text:style-name="a158" text:class-names="" text:cond-style-name=""><text:span text:style-name="a157" text:class-names="">Fare clic per modificare gli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30" presentation:style-name="a162" draw:name="Segnaposto data 4" svg:x="0.55118in" svg:y="7.53189in" svg:width="2.56811in" svg:height="0.57008in" presentation:class="date-time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5" draw:name="Segnaposto piè di pagina 5" svg:x="3.77008in" svg:y="7.53189in" svg:width="3.49409in" svg:height="0.57008in" presentation:class="footer" presentation:placeholder="false">
        <draw:text-box>
          <text:p text:style-name="a164" text:class-names="" text:cond-style-name=""><text:span text:style-name="a163" text:class-names=""/></text:p>
        </draw:text-box>
        <svg:title/>
        <svg:desc/>
      </draw:frame>
      <draw:frame draw:id="id32" presentation:style-name="a168" draw:name="Segnaposto numero diapositiva 6" svg:x="7.90394in" svg:y="7.53189in" svg:width="2.56811in" svg:height="0.57008in" presentation:class="page-number" presentation:placeholder="false">
        <draw:text-box>
          <text:p text:style-name="a167" text:class-names="" text:cond-style-name=""><text:span text:style-name="a166" text:class-names=""><text:page-number style:num-format="1" text:fixed="false"/></text:span></text:p>
        </draw:text-box>
        <svg:title/>
        <svg:desc/>
      </draw:frame>
      <presentation:notes style:page-layout-name="pageLayout2" draw:style-name="a185">
        <draw:page-thumbnail svg:x="1.02778in" svg:y="0.83333in" svg:width="5.47917in" svg:height="4.10938in" presentation:class="page" draw:id="id5" presentation:style-name="a169" draw:name="Segnaposto immagine diapositiva 1">
          <svg:title/>
          <svg:desc/>
        </draw:page-thumbnail>
        <draw:frame draw:id="id6" presentation:style-name="a172" draw:name="Segnaposto note 2" svg:x="0.7535in" svg:y="5.20594in" svg:width="6.02768in" svg:height="4.93175in" presentation:class="notes" presentation:placeholder="false">
          <draw:text-box>
            <text:p text:style-name="a171" text:class-names="" text:cond-style-name=""><text:span text:style-name="a170" text:class-names=""/></text:p>
          </draw:text-box>
          <svg:title/>
          <svg:desc/>
        </draw:frame>
        <draw:frame draw:id="id7" presentation:style-name="a175" draw:name="Segnaposto intestazione 3" svg:x="0in" svg:y="0in" svg:width="3.26986in" svg:height="0.54764in" presentation:class="header" presentation:placeholder="false">
          <draw:text-box>
            <text:p text:style-name="a174" text:class-names="" text:cond-style-name=""><text:span text:style-name="a173" text:class-names=""/></text:p>
          </draw:text-box>
          <svg:title/>
          <svg:desc/>
        </draw:frame>
        <draw:frame draw:id="id8" presentation:style-name="a178" draw:name="Segnaposto data 4" svg:x="4.26484in" svg:y="0in" svg:width="3.26986in" svg:height="0.54764in" presentation:class="date-time" presentation:placeholder="false">
          <draw:text-box>
            <text:p text:style-name="a177" text:class-names="" text:cond-style-name=""><text:span text:style-name="a176" text:class-names=""/></text:p>
          </draw:text-box>
          <svg:title/>
          <svg:desc/>
        </draw:frame>
        <draw:frame draw:id="id9" presentation:style-name="a181" draw:name="Segnaposto piè di pagina 5" svg:x="0in" svg:y="10.41225in" svg:width="3.26986in" svg:height="0.54764in" presentation:class="footer" presentation:placeholder="false">
          <draw:text-box>
            <text:p text:style-name="a180" text:class-names="" text:cond-style-name=""><text:span text:style-name="a179" text:class-names=""/></text:p>
          </draw:text-box>
          <svg:title/>
          <svg:desc/>
        </draw:frame>
        <draw:frame draw:id="id10" presentation:style-name="a184" draw:name="Segnaposto numero diapositiva 6" svg:x="4.26484in" svg:y="10.41225in" svg:width="3.26986in" svg:height="0.54764in" presentation:class="page-number" presentation:placeholder="false">
          <draw:text-box>
            <text:p text:style-name="a183" text:class-names="" text:cond-style-name=""><text:span text:style-name="a1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nfronto" style:page-layout-name="pageLayout1" draw:style-name="a186">
      <draw:frame draw:id="id33" presentation:style-name="a189" draw:name="Titolo 1" svg:x="0.75866in" svg:y="0.44094in" svg:width="9.50866in" svg:height="1.59724in" presentation:class="title" presentation:placeholder="false">
        <draw:text-box>
          <text:p text:style-name="a188" text:class-names="" text:cond-style-name=""><text:span text:style-name="a187" text:class-names="">Fare clic per modificare lo stile del titolo dello schema</text:span></text:p>
        </draw:text-box>
        <svg:title/>
        <svg:desc/>
      </draw:frame>
      <draw:frame draw:id="id34" presentation:style-name="a193" draw:name="Segnaposto testo 2" svg:x="0.75866in" svg:y="2.02598in" svg:width="4.66496in" svg:height="0.99291in" presentation:class="outline" presentation:placeholder="false">
        <draw:text-box>
          <text:list text:style-name="a192">
            <text:list-item>
              <text:p text:style-name="a191" text:class-names="" text:cond-style-name=""><text:span text:style-name="a190" text:class-names="">Fare clic per modificare gli stili del testo dello schema</text:span></text:p>
            </text:list-item>
          </text:list>
        </draw:text-box>
        <svg:title/>
        <svg:desc/>
      </draw:frame>
      <draw:frame draw:id="id35" presentation:style-name="a196" draw:name="Segnaposto contenuto 3" svg:x="0.75866in" svg:y="3.01929in" svg:width="4.66496in" svg:height="4.44252in" presentation:class="title" presentation:placeholder="false">
        <draw:text-box>
          <text:p text:style-name="a195" text:class-names="" text:cond-style-name=""><text:span text:style-name="a194" text:class-names="">Fare clic per modificare gli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36" presentation:style-name="a200" draw:name="Segnaposto testo 4" svg:x="5.5815in" svg:y="2.02598in" svg:width="4.68583in" svg:height="0.99291in" presentation:class="outline" presentation:placeholder="false">
        <draw:text-box>
          <text:list text:style-name="a199">
            <text:list-item>
              <text:p text:style-name="a198" text:class-names="" text:cond-style-name=""><text:span text:style-name="a197" text:class-names="">Fare clic per modificare gli stili del testo dello schema</text:span></text:p>
            </text:list-item>
          </text:list>
        </draw:text-box>
        <svg:title/>
        <svg:desc/>
      </draw:frame>
      <draw:frame draw:id="id37" presentation:style-name="a203" draw:name="Segnaposto contenuto 5" svg:x="5.5815in" svg:y="3.01929in" svg:width="4.68583in" svg:height="4.44252in" presentation:class="title" presentation:placeholder="false">
        <draw:text-box>
          <text:p text:style-name="a202" text:class-names="" text:cond-style-name=""><text:span text:style-name="a201" text:class-names="">Fare clic per modificare gli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38" presentation:style-name="a206" draw:name="Segnaposto data 6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9" presentation:style-name="a209" draw:name="Segnaposto piè di pagina 7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40" presentation:style-name="a212" draw:name="Segnaposto numero diapositiva 8" svg:x="7.90394in" svg:y="7.53189in" svg:width="2.56811in" svg:height="0.57008in" presentation:class="page-number" presentation:placeholder="false">
        <draw:text-box>
          <text:p text:style-name="a211" text:class-names="" text:cond-style-name=""><text:span text:style-name="a210" text:class-names=""><text:page-number style:num-format="1" text:fixed="false"/></text:span></text:p>
        </draw:text-box>
        <svg:title/>
        <svg:desc/>
      </draw:frame>
      <presentation:notes style:page-layout-name="pageLayout2" draw:style-name="a229">
        <draw:page-thumbnail svg:x="1.02778in" svg:y="0.83333in" svg:width="5.47917in" svg:height="4.10938in" presentation:class="page" draw:id="id5" presentation:style-name="a213" draw:name="Segnaposto immagine diapositiva 1">
          <svg:title/>
          <svg:desc/>
        </draw:page-thumbnail>
        <draw:frame draw:id="id6" presentation:style-name="a216" draw:name="Segnaposto note 2" svg:x="0.7535in" svg:y="5.20594in" svg:width="6.02768in" svg:height="4.93175in" presentation:class="notes" presentation:placeholder="false">
          <draw:text-box>
            <text:p text:style-name="a215" text:class-names="" text:cond-style-name=""><text:span text:style-name="a214" text:class-names=""/></text:p>
          </draw:text-box>
          <svg:title/>
          <svg:desc/>
        </draw:frame>
        <draw:frame draw:id="id7" presentation:style-name="a219" draw:name="Segnaposto intestazione 3" svg:x="0in" svg:y="0in" svg:width="3.26986in" svg:height="0.54764in" presentation:class="header" presentation:placeholder="false">
          <draw:text-box>
            <text:p text:style-name="a218" text:class-names="" text:cond-style-name=""><text:span text:style-name="a217" text:class-names=""/></text:p>
          </draw:text-box>
          <svg:title/>
          <svg:desc/>
        </draw:frame>
        <draw:frame draw:id="id8" presentation:style-name="a222" draw:name="Segnaposto data 4" svg:x="4.26484in" svg:y="0in" svg:width="3.26986in" svg:height="0.54764in" presentation:class="date-time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9" presentation:style-name="a225" draw:name="Segnaposto piè di pagina 5" svg:x="0in" svg:y="10.41225in" svg:width="3.26986in" svg:height="0.54764in" presentation:class="foot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10" presentation:style-name="a228" draw:name="Segnaposto numero diapositiva 6" svg:x="4.26484in" svg:y="10.41225in" svg:width="3.26986in" svg:height="0.54764in" presentation:class="page-number" presentation:placeholder="false">
          <draw:text-box>
            <text:p text:style-name="a227" text:class-names="" text:cond-style-name=""><text:span text:style-name="a2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titolo" style:page-layout-name="pageLayout1" draw:style-name="a230">
      <draw:frame draw:id="id41" presentation:style-name="a233" draw:name="Titolo 1" svg:x="0.55118in" svg:y="0.32953in" svg:width="9.92087in" svg:height="1.38031in" presentation:class="title" presentation:placeholder="false">
        <draw:text-box>
          <text:p text:style-name="a232" text:class-names="" text:cond-style-name=""><text:span text:style-name="a231" text:class-names="">Fare clic per modificare lo stile del titolo dello schema</text:span></text:p>
        </draw:text-box>
        <svg:title/>
        <svg:desc/>
      </draw:frame>
      <draw:frame draw:id="id42" presentation:style-name="a236" draw:name="Segnaposto data 2" svg:x="0.55118in" svg:y="7.53189in" svg:width="2.56811in" svg:height="0.57008in" presentation:class="date-time" presentation:placeholder="false">
        <draw:text-box>
          <text:p text:style-name="a235" text:class-names="" text:cond-style-name=""><text:span text:style-name="a234" text:class-names=""/></text:p>
        </draw:text-box>
        <svg:title/>
        <svg:desc/>
      </draw:frame>
      <draw:frame draw:id="id43" presentation:style-name="a239" draw:name="Segnaposto piè di pagina 3" svg:x="3.77008in" svg:y="7.53189in" svg:width="3.49409in" svg:height="0.57008in" presentation:class="footer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44" presentation:style-name="a242" draw:name="Segnaposto numero diapositiva 4" svg:x="7.90394in" svg:y="7.53189in" svg:width="2.56811in" svg:height="0.57008in" presentation:class="page-number" presentation:placeholder="false">
        <draw:text-box>
          <text:p text:style-name="a241" text:class-names="" text:cond-style-name=""><text:span text:style-name="a240" text:class-names=""><text:page-number style:num-format="1" text:fixed="false"/></text:span></text:p>
        </draw:text-box>
        <svg:title/>
        <svg:desc/>
      </draw:frame>
      <presentation:notes style:page-layout-name="pageLayout2" draw:style-name="a259">
        <draw:page-thumbnail svg:x="1.02778in" svg:y="0.83333in" svg:width="5.47917in" svg:height="4.10938in" presentation:class="page" draw:id="id5" presentation:style-name="a243" draw:name="Segnaposto immagine diapositiva 1">
          <svg:title/>
          <svg:desc/>
        </draw:page-thumbnail>
        <draw:frame draw:id="id6" presentation:style-name="a246" draw:name="Segnaposto note 2" svg:x="0.7535in" svg:y="5.20594in" svg:width="6.02768in" svg:height="4.93175in" presentation:class="notes" presentation:placeholder="false">
          <draw:text-box>
            <text:p text:style-name="a245" text:class-names="" text:cond-style-name=""><text:span text:style-name="a244" text:class-names=""/></text:p>
          </draw:text-box>
          <svg:title/>
          <svg:desc/>
        </draw:frame>
        <draw:frame draw:id="id7" presentation:style-name="a249" draw:name="Segnaposto intestazione 3" svg:x="0in" svg:y="0in" svg:width="3.26986in" svg:height="0.54764in" presentation:class="header" presentation:placeholder="false">
          <draw:text-box>
            <text:p text:style-name="a248" text:class-names="" text:cond-style-name=""><text:span text:style-name="a247" text:class-names=""/></text:p>
          </draw:text-box>
          <svg:title/>
          <svg:desc/>
        </draw:frame>
        <draw:frame draw:id="id8" presentation:style-name="a252" draw:name="Segnaposto data 4" svg:x="4.26484in" svg:y="0in" svg:width="3.26986in" svg:height="0.54764in" presentation:class="date-time" presentation:placeholder="false">
          <draw:text-box>
            <text:p text:style-name="a251" text:class-names="" text:cond-style-name=""><text:span text:style-name="a250" text:class-names=""/></text:p>
          </draw:text-box>
          <svg:title/>
          <svg:desc/>
        </draw:frame>
        <draw:frame draw:id="id9" presentation:style-name="a255" draw:name="Segnaposto piè di pagina 5" svg:x="0in" svg:y="10.41225in" svg:width="3.26986in" svg:height="0.54764in" presentation:class="footer" presentation:placeholder="false">
          <draw:text-box>
            <text:p text:style-name="a254" text:class-names="" text:cond-style-name=""><text:span text:style-name="a253" text:class-names=""/></text:p>
          </draw:text-box>
          <svg:title/>
          <svg:desc/>
        </draw:frame>
        <draw:frame draw:id="id10" presentation:style-name="a258" draw:name="Segnaposto numero diapositiva 6" svg:x="4.26484in" svg:y="10.41225in" svg:width="3.26986in" svg:height="0.54764in" presentation:class="page-number" presentation:placeholder="false">
          <draw:text-box>
            <text:p text:style-name="a257" text:class-names="" text:cond-style-name=""><text:span text:style-name="a2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uota" style:page-layout-name="pageLayout1" draw:style-name="a260">
      <draw:frame draw:id="id45" presentation:style-name="a263" draw:name="Segnaposto data 1" svg:x="0.55118in" svg:y="7.53189in" svg:width="2.56811in" svg:height="0.57008in" presentation:class="date-time" presentation:placeholder="false">
        <draw:text-box>
          <text:p text:style-name="a262" text:class-names="" text:cond-style-name=""><text:span text:style-name="a261" text:class-names=""/></text:p>
        </draw:text-box>
        <svg:title/>
        <svg:desc/>
      </draw:frame>
      <draw:frame draw:id="id46" presentation:style-name="a266" draw:name="Segnaposto piè di pagina 2" svg:x="3.77008in" svg:y="7.53189in" svg:width="3.49409in" svg:height="0.57008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7" presentation:style-name="a269" draw:name="Segnaposto numero diapositiva 3" svg:x="7.90394in" svg:y="7.53189in" svg:width="2.56811in" svg:height="0.57008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  <draw:frame draw:id="id48" presentation:style-name="a272" draw:name="Titolo 4" svg:x="0.55118in" svg:y="0.32953in" svg:width="9.92126in" svg:height="1.37992in" presentation:class="title" presentation:placeholder="false">
        <draw:text-box>
          <text:p text:style-name="a271" text:class-names="" text:cond-style-name=""><text:span text:style-name="a270" text:class-names=""/></text:p>
        </draw:text-box>
        <svg:title/>
        <svg:desc/>
      </draw:frame>
      <draw:frame draw:id="id49" presentation:style-name="a276" draw:name="Segnaposto testo 5" svg:x="0.55118in" svg:y="1.93425in" svg:width="9.92126in" svg:height="4.79449in" presentation:class="outline" presentation:placeholder="false">
        <draw:text-box>
          <text:list text:style-name="a275">
            <text:list-item>
              <text:p text:style-name="a274" text:class-names="" text:cond-style-name=""><text:span text:style-name="a273" text:class-names=""/></text:p>
            </text:list-item>
          </text:list>
        </draw:text-box>
        <svg:title/>
        <svg:desc/>
      </draw:frame>
      <presentation:notes style:page-layout-name="pageLayout2" draw:style-name="a293">
        <draw:page-thumbnail svg:x="1.02778in" svg:y="0.83333in" svg:width="5.47917in" svg:height="4.10938in" presentation:class="page" draw:id="id5" presentation:style-name="a277" draw:name="Segnaposto immagine diapositiva 1">
          <svg:title/>
          <svg:desc/>
        </draw:page-thumbnail>
        <draw:frame draw:id="id6" presentation:style-name="a280" draw:name="Segnaposto note 2" svg:x="0.7535in" svg:y="5.20594in" svg:width="6.02768in" svg:height="4.93175in" presentation:class="notes" presentation:placeholder="false">
          <draw:text-box>
            <text:p text:style-name="a279" text:class-names="" text:cond-style-name=""><text:span text:style-name="a278" text:class-names=""/></text:p>
          </draw:text-box>
          <svg:title/>
          <svg:desc/>
        </draw:frame>
        <draw:frame draw:id="id7" presentation:style-name="a283" draw:name="Segnaposto intestazione 3" svg:x="0in" svg:y="0in" svg:width="3.26986in" svg:height="0.54764in" presentation:class="header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8" presentation:style-name="a286" draw:name="Segnaposto data 4" svg:x="4.26484in" svg:y="0in" svg:width="3.26986in" svg:height="0.54764in" presentation:class="date-time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9" presentation:style-name="a289" draw:name="Segnaposto piè di pagina 5" svg:x="0in" svg:y="10.41225in" svg:width="3.26986in" svg:height="0.54764in" presentation:class="footer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10" presentation:style-name="a292" draw:name="Segnaposto numero diapositiva 6" svg:x="4.26484in" svg:y="10.41225in" svg:width="3.26986in" svg:height="0.54764in" presentation:class="page-number" presentation:placeholder="false">
          <draw:text-box>
            <text:p text:style-name="a291" text:class-names="" text:cond-style-name=""><text:span text:style-name="a2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to-con-didascalia" style:page-layout-name="pageLayout1" draw:style-name="a294">
      <draw:frame draw:id="id50" presentation:style-name="a297" draw:name="Titolo 1" svg:x="0.75866in" svg:y="0.55039in" svg:width="3.55551in" svg:height="1.93071in" presentation:class="title" presentation:placeholder="false">
        <draw:text-box>
          <text:p text:style-name="a296" text:class-names="" text:cond-style-name=""><text:span text:style-name="a295" text:class-names="">Fare clic per modificare lo stile del titolo dello schema</text:span></text:p>
        </draw:text-box>
        <svg:title/>
        <svg:desc/>
      </draw:frame>
      <draw:frame draw:id="id51" presentation:style-name="a300" draw:name="Segnaposto contenuto 2" svg:x="4.6874in" svg:y="1.19094in" svg:width="5.57992in" svg:height="5.8752in" presentation:class="title" presentation:placeholder="false">
        <draw:text-box>
          <text:p text:style-name="a299" text:class-names="" text:cond-style-name=""><text:span text:style-name="a298" text:class-names="">Fare clic per modificare gli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52" presentation:style-name="a304" draw:name="Segnaposto testo 3" svg:x="0.75866in" svg:y="2.48071in" svg:width="3.55551in" svg:height="4.5937in" presentation:class="outline" presentation:placeholder="false">
        <draw:text-box>
          <text:list text:style-name="a303">
            <text:list-item>
              <text:p text:style-name="a302" text:class-names="" text:cond-style-name=""><text:span text:style-name="a301" text:class-names="">Fare clic per modificare gli stili del testo dello schema</text:span></text:p>
            </text:list-item>
          </text:list>
        </draw:text-box>
        <svg:title/>
        <svg:desc/>
      </draw:frame>
      <draw:frame draw:id="id53" presentation:style-name="a307" draw:name="Segnaposto data 4" svg:x="0.55118in" svg:y="7.53189in" svg:width="2.56811in" svg:height="0.57008in" presentation:class="date-time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4" presentation:style-name="a310" draw:name="Segnaposto piè di pagina 5" svg:x="3.77008in" svg:y="7.53189in" svg:width="3.49409in" svg:height="0.57008in" presentation:class="footer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55" presentation:style-name="a313" draw:name="Segnaposto numero diapositiva 6" svg:x="7.90394in" svg:y="7.53189in" svg:width="2.56811in" svg:height="0.57008in" presentation:class="page-number" presentation:placeholder="false">
        <draw:text-box>
          <text:p text:style-name="a312" text:class-names="" text:cond-style-name=""><text:span text:style-name="a311" text:class-names=""><text:page-number style:num-format="1" text:fixed="false"/></text:span></text:p>
        </draw:text-box>
        <svg:title/>
        <svg:desc/>
      </draw:frame>
      <presentation:notes style:page-layout-name="pageLayout2" draw:style-name="a330">
        <draw:page-thumbnail svg:x="1.02778in" svg:y="0.83333in" svg:width="5.47917in" svg:height="4.10938in" presentation:class="page" draw:id="id5" presentation:style-name="a314" draw:name="Segnaposto immagine diapositiva 1">
          <svg:title/>
          <svg:desc/>
        </draw:page-thumbnail>
        <draw:frame draw:id="id6" presentation:style-name="a317" draw:name="Segnaposto note 2" svg:x="0.7535in" svg:y="5.20594in" svg:width="6.02768in" svg:height="4.93175in" presentation:class="notes" presentation:placeholder="false">
          <draw:text-box>
            <text:p text:style-name="a316" text:class-names="" text:cond-style-name=""><text:span text:style-name="a315" text:class-names=""/></text:p>
          </draw:text-box>
          <svg:title/>
          <svg:desc/>
        </draw:frame>
        <draw:frame draw:id="id7" presentation:style-name="a320" draw:name="Segnaposto intestazione 3" svg:x="0in" svg:y="0in" svg:width="3.26986in" svg:height="0.54764in" presentation:class="header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8" presentation:style-name="a323" draw:name="Segnaposto data 4" svg:x="4.26484in" svg:y="0in" svg:width="3.26986in" svg:height="0.54764in" presentation:class="date-time" presentation:placeholder="false">
          <draw:text-box>
            <text:p text:style-name="a322" text:class-names="" text:cond-style-name=""><text:span text:style-name="a321" text:class-names=""/></text:p>
          </draw:text-box>
          <svg:title/>
          <svg:desc/>
        </draw:frame>
        <draw:frame draw:id="id9" presentation:style-name="a326" draw:name="Segnaposto piè di pagina 5" svg:x="0in" svg:y="10.41225in" svg:width="3.26986in" svg:height="0.54764in" presentation:class="footer" presentation:placeholder="false">
          <draw:text-box>
            <text:p text:style-name="a325" text:class-names="" text:cond-style-name=""><text:span text:style-name="a324" text:class-names=""/></text:p>
          </draw:text-box>
          <svg:title/>
          <svg:desc/>
        </draw:frame>
        <draw:frame draw:id="id10" presentation:style-name="a329" draw:name="Segnaposto numero diapositiva 6" svg:x="4.26484in" svg:y="10.41225in" svg:width="3.26986in" svg:height="0.54764in" presentation:class="page-number" presentation:placeholder="false">
          <draw:text-box>
            <text:p text:style-name="a328" text:class-names="" text:cond-style-name=""><text:span text:style-name="a3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magine-con-didascalia" style:page-layout-name="pageLayout1" draw:style-name="a331">
      <draw:frame draw:id="id56" presentation:style-name="a334" draw:name="Titolo 1" svg:x="0.75866in" svg:y="0.55039in" svg:width="3.55551in" svg:height="1.93071in" presentation:class="title" presentation:placeholder="false">
        <draw:text-box>
          <text:p text:style-name="a333" text:class-names="" text:cond-style-name=""><text:span text:style-name="a332" text:class-names="">Fare clic per modificare lo stile del titolo dello schema</text:span></text:p>
        </draw:text-box>
        <svg:title/>
        <svg:desc/>
      </draw:frame>
      <draw:frame draw:id="id57" presentation:style-name="a337" draw:name="Segnaposto immagine 2" svg:x="4.6874in" svg:y="1.19094in" svg:width="5.57992in" svg:height="5.8752in" presentation:class="title" presentation:placeholder="false">
        <draw:text-box>
          <text:p text:style-name="a336" text:class-names="" text:cond-style-name=""><text:span text:style-name="a335" text:class-names=""/></text:p>
        </draw:text-box>
        <svg:title/>
        <svg:desc/>
      </draw:frame>
      <draw:frame draw:id="id58" presentation:style-name="a341" draw:name="Segnaposto testo 3" svg:x="0.75866in" svg:y="2.48071in" svg:width="3.55551in" svg:height="4.5937in" presentation:class="outline" presentation:placeholder="false">
        <draw:text-box>
          <text:list text:style-name="a340">
            <text:list-item>
              <text:p text:style-name="a339" text:class-names="" text:cond-style-name=""><text:span text:style-name="a338" text:class-names="">Fare clic per modificare gli stili del testo dello schema</text:span></text:p>
            </text:list-item>
          </text:list>
        </draw:text-box>
        <svg:title/>
        <svg:desc/>
      </draw:frame>
      <draw:frame draw:id="id59" presentation:style-name="a344" draw:name="Segnaposto data 4" svg:x="0.55118in" svg:y="7.53189in" svg:width="2.56811in" svg:height="0.57008in" presentation:class="date-time" presentation:placeholder="false">
        <draw:text-box>
          <text:p text:style-name="a343" text:class-names="" text:cond-style-name=""><text:span text:style-name="a342" text:class-names=""/></text:p>
        </draw:text-box>
        <svg:title/>
        <svg:desc/>
      </draw:frame>
      <draw:frame draw:id="id60" presentation:style-name="a347" draw:name="Segnaposto piè di pagina 5" svg:x="3.77008in" svg:y="7.53189in" svg:width="3.49409in" svg:height="0.57008in" presentation:class="footer" presentation:placeholder="false">
        <draw:text-box>
          <text:p text:style-name="a346" text:class-names="" text:cond-style-name=""><text:span text:style-name="a345" text:class-names=""/></text:p>
        </draw:text-box>
        <svg:title/>
        <svg:desc/>
      </draw:frame>
      <draw:frame draw:id="id61" presentation:style-name="a350" draw:name="Segnaposto numero diapositiva 6" svg:x="7.90394in" svg:y="7.53189in" svg:width="2.56811in" svg:height="0.57008in" presentation:class="page-number" presentation:placeholder="false">
        <draw:text-box>
          <text:p text:style-name="a349" text:class-names="" text:cond-style-name=""><text:span text:style-name="a348" text:class-names=""><text:page-number style:num-format="1" text:fixed="false"/></text:span></text:p>
        </draw:text-box>
        <svg:title/>
        <svg:desc/>
      </draw:frame>
      <presentation:notes style:page-layout-name="pageLayout2" draw:style-name="a367">
        <draw:page-thumbnail svg:x="1.02778in" svg:y="0.83333in" svg:width="5.47917in" svg:height="4.10938in" presentation:class="page" draw:id="id5" presentation:style-name="a351" draw:name="Segnaposto immagine diapositiva 1">
          <svg:title/>
          <svg:desc/>
        </draw:page-thumbnail>
        <draw:frame draw:id="id6" presentation:style-name="a354" draw:name="Segnaposto note 2" svg:x="0.7535in" svg:y="5.20594in" svg:width="6.02768in" svg:height="4.93175in" presentation:class="notes" presentation:placeholder="false">
          <draw:text-box>
            <text:p text:style-name="a353" text:class-names="" text:cond-style-name=""><text:span text:style-name="a352" text:class-names=""/></text:p>
          </draw:text-box>
          <svg:title/>
          <svg:desc/>
        </draw:frame>
        <draw:frame draw:id="id7" presentation:style-name="a357" draw:name="Segnaposto intestazione 3" svg:x="0in" svg:y="0in" svg:width="3.26986in" svg:height="0.54764in" presentation:class="header" presentation:placeholder="false">
          <draw:text-box>
            <text:p text:style-name="a356" text:class-names="" text:cond-style-name=""><text:span text:style-name="a355" text:class-names=""/></text:p>
          </draw:text-box>
          <svg:title/>
          <svg:desc/>
        </draw:frame>
        <draw:frame draw:id="id8" presentation:style-name="a360" draw:name="Segnaposto data 4" svg:x="4.26484in" svg:y="0in" svg:width="3.26986in" svg:height="0.54764in" presentation:class="date-time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9" presentation:style-name="a363" draw:name="Segnaposto piè di pagina 5" svg:x="0in" svg:y="10.41225in" svg:width="3.26986in" svg:height="0.54764in" presentation:class="footer" presentation:placeholder="false">
          <draw:text-box>
            <text:p text:style-name="a362" text:class-names="" text:cond-style-name=""><text:span text:style-name="a361" text:class-names=""/></text:p>
          </draw:text-box>
          <svg:title/>
          <svg:desc/>
        </draw:frame>
        <draw:frame draw:id="id10" presentation:style-name="a366" draw:name="Segnaposto numero diapositiva 6" svg:x="4.26484in" svg:y="10.41225in" svg:width="3.26986in" svg:height="0.54764in" presentation:class="page-number" presentation:placeholder="false">
          <draw:text-box>
            <text:p text:style-name="a365" text:class-names="" text:cond-style-name=""><text:span text:style-name="a3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olo-e-testo-verticale" style:page-layout-name="pageLayout1" draw:style-name="a368">
      <draw:frame draw:id="id62" presentation:style-name="a371" draw:name="Titolo 1" svg:x="0.55118in" svg:y="0.32953in" svg:width="9.92087in" svg:height="1.38031in" presentation:class="title" presentation:placeholder="false">
        <draw:text-box>
          <text:p text:style-name="a370" text:class-names="" text:cond-style-name=""><text:span text:style-name="a369" text:class-names="">Fare clic per modificare lo stile del titolo dello schema</text:span></text:p>
        </draw:text-box>
        <svg:title/>
        <svg:desc/>
      </draw:frame>
      <draw:frame draw:id="id63" presentation:style-name="a387" draw:name="Segnaposto testo verticale 2" svg:x="0.55118in" svg:y="1.93465in" svg:width="9.92087in" svg:height="4.79528in" presentation:class="outline" presentation:placeholder="false">
        <draw:text-box>
          <text:list text:style-name="a374">
            <text:list-item>
              <text:p text:style-name="a373" text:class-names="" text:cond-style-name=""><text:span text:style-name="a372" text:class-names="">Fare clic per modificare gli stili del testo dello schema</text:span></text:p>
            </text:list-item>
          </text:list>
          <text:list text:style-name="a377">
            <text:list-item>
              <text:list text:style-name="a377">
                <text:list-item>
                  <text:p text:style-name="a376" text:class-names="" text:cond-style-name=""><text:span text:style-name="a375" text:class-names="">Secondo livello</text:span></text:p>
                </text:list-item>
              </text:list>
            </text:list-item>
          </text:list>
          <text:list text:style-name="a380">
            <text:list-item>
              <text:list text:style-name="a380">
                <text:list-item>
                  <text:list text:style-name="a380">
                    <text:list-item>
                      <text:p text:style-name="a379" text:class-names="" text:cond-style-name=""><text:span text:style-name="a37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83">
            <text:list-item>
              <text:list text:style-name="a383">
                <text:list-item>
                  <text:list text:style-name="a383">
                    <text:list-item>
                      <text:list text:style-name="a383">
                        <text:list-item>
                          <text:p text:style-name="a382" text:class-names="" text:cond-style-name=""><text:span text:style-name="a38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6">
            <text:list-item>
              <text:list text:style-name="a386">
                <text:list-item>
                  <text:list text:style-name="a386">
                    <text:list-item>
                      <text:list text:style-name="a386">
                        <text:list-item>
                          <text:list text:style-name="a386">
                            <text:list-item>
                              <text:p text:style-name="a385" text:class-names="" text:cond-style-name=""><text:span text:style-name="a384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4" presentation:style-name="a390" draw:name="Segnaposto data 3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65" presentation:style-name="a393" draw:name="Segnaposto piè di pagina 4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66" presentation:style-name="a396" draw:name="Segnaposto numero diapositiva 5" svg:x="7.90394in" svg:y="7.53189in" svg:width="2.56811in" svg:height="0.57008in" presentation:class="page-number" presentation:placeholder="false">
        <draw:text-box>
          <text:p text:style-name="a395" text:class-names="" text:cond-style-name=""><text:span text:style-name="a394" text:class-names=""><text:page-number style:num-format="1" text:fixed="false"/></text:span></text:p>
        </draw:text-box>
        <svg:title/>
        <svg:desc/>
      </draw:frame>
      <presentation:notes style:page-layout-name="pageLayout2" draw:style-name="a413">
        <draw:page-thumbnail svg:x="1.02778in" svg:y="0.83333in" svg:width="5.47917in" svg:height="4.10938in" presentation:class="page" draw:id="id5" presentation:style-name="a397" draw:name="Segnaposto immagine diapositiva 1">
          <svg:title/>
          <svg:desc/>
        </draw:page-thumbnail>
        <draw:frame draw:id="id6" presentation:style-name="a400" draw:name="Segnaposto note 2" svg:x="0.7535in" svg:y="5.20594in" svg:width="6.02768in" svg:height="4.93175in" presentation:class="notes" presentation:placeholder="false">
          <draw:text-box>
            <text:p text:style-name="a399" text:class-names="" text:cond-style-name=""><text:span text:style-name="a398" text:class-names=""/></text:p>
          </draw:text-box>
          <svg:title/>
          <svg:desc/>
        </draw:frame>
        <draw:frame draw:id="id7" presentation:style-name="a403" draw:name="Segnaposto intestazione 3" svg:x="0in" svg:y="0in" svg:width="3.26986in" svg:height="0.54764in" presentation:class="header" presentation:placeholder="false">
          <draw:text-box>
            <text:p text:style-name="a402" text:class-names="" text:cond-style-name=""><text:span text:style-name="a401" text:class-names=""/></text:p>
          </draw:text-box>
          <svg:title/>
          <svg:desc/>
        </draw:frame>
        <draw:frame draw:id="id8" presentation:style-name="a406" draw:name="Segnaposto data 4" svg:x="4.26484in" svg:y="0in" svg:width="3.26986in" svg:height="0.54764in" presentation:class="date-time" presentation:placeholder="false">
          <draw:text-box>
            <text:p text:style-name="a405" text:class-names="" text:cond-style-name=""><text:span text:style-name="a404" text:class-names=""/></text:p>
          </draw:text-box>
          <svg:title/>
          <svg:desc/>
        </draw:frame>
        <draw:frame draw:id="id9" presentation:style-name="a409" draw:name="Segnaposto piè di pagina 5" svg:x="0in" svg:y="10.41225in" svg:width="3.26986in" svg:height="0.54764in" presentation:class="footer" presentation:placeholder="false">
          <draw:text-box>
            <text:p text:style-name="a408" text:class-names="" text:cond-style-name=""><text:span text:style-name="a407" text:class-names=""/></text:p>
          </draw:text-box>
          <svg:title/>
          <svg:desc/>
        </draw:frame>
        <draw:frame draw:id="id10" presentation:style-name="a412" draw:name="Segnaposto numero diapositiva 6" svg:x="4.26484in" svg:y="10.41225in" svg:width="3.26986in" svg:height="0.54764in" presentation:class="page-number" presentation:placeholder="false">
          <draw:text-box>
            <text:p text:style-name="a411" text:class-names="" text:cond-style-name=""><text:span text:style-name="a4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olo-e-testo-verticale" style:page-layout-name="pageLayout1" draw:style-name="a414">
      <draw:frame draw:id="id67" presentation:style-name="a417" draw:name="Titolo verticale 1" svg:x="7.99291in" svg:y="0.32992in" svg:width="2.47913in" svg:height="6.39921in" presentation:class="title" presentation:placeholder="false">
        <draw:text-box>
          <text:p text:style-name="a416" text:class-names="" text:cond-style-name=""><text:span text:style-name="a415" text:class-names="">Fare clic per modificare lo stile del titolo dello schema</text:span></text:p>
        </draw:text-box>
        <svg:title/>
        <svg:desc/>
      </draw:frame>
      <draw:frame draw:id="id68" presentation:style-name="a433" draw:name="Segnaposto testo verticale 2" svg:x="0.55039in" svg:y="0.32992in" svg:width="7.27598in" svg:height="6.39921in" presentation:class="outline" presentation:placeholder="false">
        <draw:text-box>
          <text:list text:style-name="a420">
            <text:list-item>
              <text:p text:style-name="a419" text:class-names="" text:cond-style-name=""><text:span text:style-name="a418" text:class-names="">Fare clic per modificare gli stili del testo dello schema</text:span></text:p>
            </text:list-item>
          </text:list>
          <text:list text:style-name="a423">
            <text:list-item>
              <text:list text:style-name="a423">
                <text:list-item>
                  <text:p text:style-name="a422" text:class-names="" text:cond-style-name=""><text:span text:style-name="a421" text:class-names="">Secondo livello</text:span></text:p>
                </text:list-item>
              </text:list>
            </text:list-item>
          </text:list>
          <text:list text:style-name="a426">
            <text:list-item>
              <text:list text:style-name="a426">
                <text:list-item>
                  <text:list text:style-name="a426">
                    <text:list-item>
                      <text:p text:style-name="a425" text:class-names="" text:cond-style-name=""><text:span text:style-name="a42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429">
            <text:list-item>
              <text:list text:style-name="a429">
                <text:list-item>
                  <text:list text:style-name="a429">
                    <text:list-item>
                      <text:list text:style-name="a429">
                        <text:list-item>
                          <text:p text:style-name="a428" text:class-names="" text:cond-style-name=""><text:span text:style-name="a42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2">
            <text:list-item>
              <text:list text:style-name="a432">
                <text:list-item>
                  <text:list text:style-name="a432">
                    <text:list-item>
                      <text:list text:style-name="a432">
                        <text:list-item>
                          <text:list text:style-name="a432">
                            <text:list-item>
                              <text:p text:style-name="a431" text:class-names="" text:cond-style-name=""><text:span text:style-name="a430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9" presentation:style-name="a436" draw:name="Segnaposto data 3" svg:x="0.55118in" svg:y="7.53189in" svg:width="2.56811in" svg:height="0.57008in" presentation:class="date-time" presentation:placeholder="false">
        <draw:text-box>
          <text:p text:style-name="a435" text:class-names="" text:cond-style-name=""><text:span text:style-name="a434" text:class-names=""/></text:p>
        </draw:text-box>
        <svg:title/>
        <svg:desc/>
      </draw:frame>
      <draw:frame draw:id="id70" presentation:style-name="a439" draw:name="Segnaposto piè di pagina 4" svg:x="3.77008in" svg:y="7.53189in" svg:width="3.49409in" svg:height="0.57008in" presentation:class="footer" presentation:placeholder="false">
        <draw:text-box>
          <text:p text:style-name="a438" text:class-names="" text:cond-style-name=""><text:span text:style-name="a437" text:class-names=""/></text:p>
        </draw:text-box>
        <svg:title/>
        <svg:desc/>
      </draw:frame>
      <draw:frame draw:id="id71" presentation:style-name="a442" draw:name="Segnaposto numero diapositiva 5" svg:x="7.90394in" svg:y="7.53189in" svg:width="2.56811in" svg:height="0.57008in" presentation:class="page-number" presentation:placeholder="false">
        <draw:text-box>
          <text:p text:style-name="a441" text:class-names="" text:cond-style-name=""><text:span text:style-name="a440" text:class-names=""><text:page-number style:num-format="1" text:fixed="false"/></text:span></text:p>
        </draw:text-box>
        <svg:title/>
        <svg:desc/>
      </draw:frame>
      <presentation:notes style:page-layout-name="pageLayout2" draw:style-name="a459">
        <draw:page-thumbnail svg:x="1.02778in" svg:y="0.83333in" svg:width="5.47917in" svg:height="4.10938in" presentation:class="page" draw:id="id5" presentation:style-name="a443" draw:name="Segnaposto immagine diapositiva 1">
          <svg:title/>
          <svg:desc/>
        </draw:page-thumbnail>
        <draw:frame draw:id="id6" presentation:style-name="a446" draw:name="Segnaposto note 2" svg:x="0.7535in" svg:y="5.20594in" svg:width="6.02768in" svg:height="4.93175in" presentation:class="notes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7" presentation:style-name="a449" draw:name="Segnaposto intestazione 3" svg:x="0in" svg:y="0in" svg:width="3.26986in" svg:height="0.54764in" presentation:class="head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8" presentation:style-name="a452" draw:name="Segnaposto data 4" svg:x="4.26484in" svg:y="0in" svg:width="3.26986in" svg:height="0.54764in" presentation:class="date-time" presentation:placeholder="false">
          <draw:text-box>
            <text:p text:style-name="a451" text:class-names="" text:cond-style-name=""><text:span text:style-name="a450" text:class-names=""/></text:p>
          </draw:text-box>
          <svg:title/>
          <svg:desc/>
        </draw:frame>
        <draw:frame draw:id="id9" presentation:style-name="a455" draw:name="Segnaposto piè di pagina 5" svg:x="0in" svg:y="10.41225in" svg:width="3.26986in" svg:height="0.54764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0" presentation:style-name="a458" draw:name="Segnaposto numero diapositiva 6" svg:x="4.26484in" svg:y="10.41225in" svg:width="3.26986in" svg:height="0.54764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460">
      <draw:frame draw:id="id72" presentation:style-name="a463" draw:name="Segnaposto intestazione 1" svg:x="0in" svg:y="0in" svg:width="3.26986in" svg:height="0.54764in" presentation:class="header" presentation:placeholder="false">
        <draw:text-box>
          <text:p text:style-name="a462" text:class-names="" text:cond-style-name=""><text:span text:style-name="a461" text:class-names=""/></text:p>
        </draw:text-box>
        <svg:title/>
        <svg:desc/>
      </draw:frame>
      <draw:frame draw:id="id73" presentation:style-name="a466" draw:name="Segnaposto data 2" svg:x="4.26484in" svg:y="0in" svg:width="3.26986in" svg:height="0.54764in" presentation:class="date-time" presentation:placeholder="false">
        <draw:text-box>
          <text:p text:style-name="a465" text:class-names="" text:cond-style-name=""><text:span text:style-name="a464" text:class-names=""/></text:p>
        </draw:text-box>
        <svg:title/>
        <svg:desc/>
      </draw:frame>
      <draw:frame draw:id="id74" presentation:style-name="a469" draw:name="Segnaposto piè di pagina 3" svg:x="0in" svg:y="10.41225in" svg:width="3.26986in" svg:height="0.54764in" presentation:class="footer" presentation:placeholder="false">
        <draw:text-box>
          <text:p text:style-name="a468" text:class-names="" text:cond-style-name=""><text:span text:style-name="a467" text:class-names=""/></text:p>
        </draw:text-box>
        <svg:title/>
        <svg:desc/>
      </draw:frame>
      <draw:frame draw:id="id75" presentation:style-name="a472" draw:name="Segnaposto numero diapositiva 4" svg:x="4.26484in" svg:y="10.41225in" svg:width="3.26986in" svg:height="0.54764in" presentation:class="page-number" presentation:placeholder="false">
        <draw:text-box>
          <text:p text:style-name="a471" text:class-names="" text:cond-style-name=""><text:span text:style-name="a470" text:class-names=""><text:page-number style:num-format="1" text:fixed="false"/></text:span></text:p>
        </draw:text-box>
        <svg:title/>
        <svg:desc/>
      </draw:frame>
      <draw:page-thumbnail draw:page-number="1" svg:x="0.52778in" svg:y="1.14236in" svg:width="3.08854in" svg:height="2.31597in"/>
      <draw:page-thumbnail draw:page-number="2" svg:x="3.9184in" svg:y="1.14236in" svg:width="3.08854in" svg:height="2.31597in"/>
      <draw:page-thumbnail draw:page-number="3" svg:x="0.52778in" svg:y="4.32118in" svg:width="3.08854in" svg:height="2.31597in"/>
      <draw:page-thumbnail draw:page-number="4" svg:x="3.9184in" svg:y="4.32118in" svg:width="3.08854in" svg:height="2.31597in"/>
      <draw:page-thumbnail draw:page-number="5" svg:x="0.52778in" svg:y="7.5in" svg:width="3.08854in" svg:height="2.31597in"/>
      <draw:page-thumbnail draw:page-number="6" svg:x="3.9184in" svg:y="7.5in" svg:width="3.08854in" svg:height="2.3159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zione standard di PowerPoint</dc:title>
    <meta:initial-creator>Unifi Unifi</meta:initial-creator>
    <dc:creator>Matteo Tintori</dc:creator>
    <meta:creation-date>2013-11-25T16:11:23Z</meta:creation-date>
    <dc:date>2021-02-10T22:44:02Z</dc:date>
    <meta:print-date>2021-02-10T11:16:27Z</meta:print-date>
    <meta:editing-cycles>146</meta:editing-cycles>
    <meta:editing-duration>PT111974S</meta:editing-duration>
    <meta:document-statistic meta:paragraph-count="238" meta:word-count="1162"/>
  </office:meta>
</office:document-meta>
</file>